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1" svg:font-family="'Noto Sans CJK JP Regular'" style:font-family-generic="modern" style:font-pitch="fixed"/>
    <style:font-face style:name="DejaVu Sans Condensed1" svg:font-family="'DejaVu Sans Condensed'"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P2" style:family="paragraph" style:parent-style-name="Heading_20_2">
      <style:text-properties fo:font-size="13pt" fo:language="en" fo:country="US" fo:font-style="italic" fo:font-weight="normal" officeooo:paragraph-rsid="000219be" style:font-size-asian="13pt" style:font-style-asian="italic" style:font-weight-asian="normal" style:font-size-complex="13pt" style:font-style-complex="italic" style:font-weight-complex="normal"/>
    </style:style>
    <style:style style:name="P3" style:family="paragraph" style:parent-style-name="Heading_20_2">
      <style:text-properties fo:font-size="13pt" fo:language="en" fo:country="US" fo:font-style="italic" fo:font-weight="normal" officeooo:rsid="001b85f8" officeooo:paragraph-rsid="000219be" style:font-size-asian="13pt" style:font-style-asian="italic" style:font-weight-asian="normal" style:font-size-complex="13pt" style:font-style-complex="italic" style:font-weight-complex="normal"/>
    </style:style>
    <style:style style:name="P4" style:family="paragraph" style:parent-style-name="List_20_Paragraph" style:list-style-name="L5">
      <style:text-properties fo:font-size="11pt" fo:language="en" fo:country="US" officeooo:rsid="001c96bd" officeooo:paragraph-rsid="000219be" style:font-size-asian="11pt" style:font-size-complex="11pt"/>
    </style:style>
    <style:style style:name="P5" style:family="paragraph" style:parent-style-name="List_20_Paragraph" style:list-style-name="L5">
      <style:text-properties fo:font-size="11pt" fo:language="en" fo:country="US" officeooo:paragraph-rsid="000219be" style:font-size-asian="11pt" style:font-size-complex="11pt"/>
    </style:style>
    <style:style style:name="P6" style:family="paragraph" style:parent-style-name="List_20_Paragraph" style:list-style-name="L5">
      <style:paragraph-properties fo:line-height="115%" fo:text-align="justify" style:justify-single-word="false"/>
      <style:text-properties style:font-name="DejaVu Sans Condensed1" fo:font-size="11pt" fo:language="en" fo:country="US" officeooo:rsid="0018ac1e" officeooo:paragraph-rsid="000219be" style:font-size-asian="11pt" style:font-size-complex="11pt"/>
    </style:style>
    <style:style style:name="P7" style:family="paragraph" style:parent-style-name="List_20_Paragraph" style:list-style-name="L5">
      <style:text-properties officeooo:paragraph-rsid="000219be"/>
    </style:style>
    <style:style style:name="P8" style:family="paragraph" style:parent-style-name="List_20_Paragraph" style:list-style-name="L5">
      <style:paragraph-properties fo:margin-left="0in" fo:margin-right="0in" fo:line-height="115%" fo:text-align="justify" style:justify-single-word="false" fo:text-indent="0in" style:auto-text-indent="false"/>
      <style:text-properties style:font-name="DejaVu Sans Condensed1" fo:font-size="11pt" fo:language="en" fo:country="US" officeooo:rsid="0020ceed" officeooo:paragraph-rsid="000219be" style:font-size-asian="11pt" style:font-size-complex="11pt"/>
    </style:style>
    <style:style style:name="P9" style:family="paragraph" style:parent-style-name="Standard">
      <style:text-properties style:font-name="DejaVu Sans Condensed" fo:font-size="11pt" fo:language="en" fo:country="US"/>
    </style:style>
    <style:style style:name="P10" style:family="paragraph" style:parent-style-name="Standard">
      <style:paragraph-properties fo:margin-left="0.4445in" fo:margin-right="0in" fo:margin-top="0in" fo:margin-bottom="0.0972in" loext:contextual-spacing="false" fo:line-height="120%" fo:text-indent="-0.4445in" style:auto-text-indent="false"/>
      <style:text-properties style:font-name="DejaVu Sans Condensed" fo:font-size="11pt" fo:language="en" fo:country="US"/>
    </style:style>
    <style:style style:name="P11" style:family="paragraph" style:parent-style-name="Text_20_body">
      <style:paragraph-properties fo:line-height="115%" fo:text-align="justify" style:justify-single-word="false"/>
      <style:text-properties style:font-name="DejaVu Sans Condensed1" fo:language="en" fo:country="US" officeooo:rsid="0008e673" officeooo:paragraph-rsid="000c7d02"/>
    </style:style>
    <style:style style:name="P12" style:family="paragraph" style:parent-style-name="Text_20_body" style:list-style-name="L8">
      <style:paragraph-properties fo:text-align="center" style:justify-single-word="false"/>
      <style:text-properties officeooo:paragraph-rsid="000aec5e"/>
    </style:style>
    <style:style style:name="P13" style:family="paragraph" style:parent-style-name="Text_20_body">
      <style:paragraph-properties fo:text-align="justify" style:justify-single-word="false"/>
      <style:text-properties fo:font-size="11pt" fo:language="en" fo:country="US" officeooo:rsid="00042925" officeooo:paragraph-rsid="00042925" style:font-size-asian="10.5pt" style:font-size-complex="12pt"/>
    </style:style>
    <style:style style:name="P14" style:family="paragraph" style:parent-style-name="Text_20_body">
      <style:paragraph-properties fo:text-align="justify" style:justify-single-word="false"/>
      <style:text-properties fo:font-size="11pt" fo:language="en" fo:country="US" fo:font-weight="normal" officeooo:rsid="000164a8" officeooo:paragraph-rsid="0005dddf"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fo:color="#000000" fo:font-size="11pt" fo:language="en" fo:country="US" fo:font-style="normal" fo:font-weight="normal" officeooo:rsid="000164a8" officeooo:paragraph-rsid="0005dddf" style:font-size-asian="10.5pt" style:font-style-asian="normal" style:font-weight-asian="normal" style:font-size-complex="12pt" style:font-style-complex="normal" style:font-weight-complex="normal"/>
    </style:style>
    <style:style style:name="P16" style:family="paragraph" style:parent-style-name="Text_20_body">
      <style:paragraph-properties fo:line-height="115%" fo:text-align="center" style:justify-single-word="false"/>
      <style:text-properties fo:color="#000000" style:font-name="DejaVu Sans Condensed1" fo:font-size="11pt" fo:language="en" fo:country="US" officeooo:rsid="000219be" officeooo:paragraph-rsid="000219be" style:font-size-asian="10.5pt" style:font-size-complex="12pt"/>
    </style:style>
    <style:style style:name="P17" style:family="paragraph" style:parent-style-name="Text_20_body" style:list-style-name="L8">
      <style:paragraph-properties fo:text-align="center" style:justify-single-word="false"/>
      <style:text-properties style:font-name="Cousine" fo:language="en" fo:country="US" fo:font-weight="normal" officeooo:rsid="000a9675" officeooo:paragraph-rsid="0005dddf" style:font-weight-asian="normal" style:font-weight-complex="normal"/>
    </style:style>
    <style:style style:name="P18" style:family="paragraph" style:parent-style-name="Text_20_body" style:list-style-name="L8">
      <style:text-properties officeooo:paragraph-rsid="000aec5e"/>
    </style:style>
    <style:style style:name="P19" style:family="paragraph" style:parent-style-name="Text_20_body">
      <style:paragraph-properties fo:text-align="justify" style:justify-single-word="false"/>
      <style:text-properties fo:language="en" fo:country="US" officeooo:rsid="003e6e78" officeooo:paragraph-rsid="000219be"/>
    </style:style>
    <style:style style:name="P20" style:family="paragraph" style:parent-style-name="Text_20_body">
      <style:paragraph-properties fo:text-align="justify" style:justify-single-word="false"/>
      <style:text-properties fo:language="en" fo:country="US" officeooo:paragraph-rsid="0005dddf"/>
    </style:style>
    <style:style style:name="P21" style:family="paragraph" style:parent-style-name="Text_20_body" style:list-style-name="L8">
      <style:text-properties fo:language="en" fo:country="US" fo:font-weight="normal" officeooo:rsid="00042c9d" officeooo:paragraph-rsid="0005dddf" style:font-weight-asian="normal" style:font-weight-complex="normal"/>
    </style:style>
    <style:style style:name="P22" style:family="paragraph" style:parent-style-name="Text_20_body" style:list-style-name="L8">
      <style:text-properties fo:language="en" fo:country="US" fo:font-weight="normal" officeooo:rsid="0002d4ed" officeooo:paragraph-rsid="0005dddf" style:font-weight-asian="normal" style:font-weight-complex="normal"/>
    </style:style>
    <style:style style:name="P23" style:family="paragraph" style:parent-style-name="Text_20_body" style:list-style-name="L8">
      <style:text-properties fo:language="en" fo:country="US" fo:font-weight="normal" officeooo:rsid="0007ab33" officeooo:paragraph-rsid="0005dddf" style:font-weight-asian="normal" style:font-weight-complex="normal"/>
    </style:style>
    <style:style style:name="P24" style:family="paragraph" style:parent-style-name="Text_20_body" style:list-style-name="L8">
      <style:text-properties fo:language="en" fo:country="US" fo:font-weight="normal" officeooo:rsid="000a9675" officeooo:paragraph-rsid="0005dddf" style:font-weight-asian="normal" style:font-weight-complex="normal"/>
    </style:style>
    <style:style style:name="P25" style:family="paragraph" style:parent-style-name="Text_20_body" style:list-style-name="L8">
      <style:text-properties fo:language="en" fo:country="US" fo:font-weight="normal" officeooo:rsid="000b2e95" officeooo:paragraph-rsid="0005dddf" style:font-weight-asian="normal" style:font-weight-complex="normal"/>
    </style:style>
    <style:style style:name="P26" style:family="paragraph" style:parent-style-name="Text_20_body">
      <style:paragraph-properties fo:text-align="justify" style:justify-single-word="false"/>
      <style:text-properties fo:language="en" fo:country="US" fo:font-weight="normal" officeooo:rsid="000164a8" officeooo:paragraph-rsid="0005dddf" style:font-weight-asian="normal" style:font-weight-complex="normal"/>
    </style:style>
    <style:style style:name="P27" style:family="paragraph" style:parent-style-name="Text_20_body">
      <style:paragraph-properties fo:text-align="center" style:justify-single-word="false"/>
      <style:text-properties fo:color="#808080" fo:font-size="16pt" fo:language="en" fo:country="US" fo:font-style="italic" fo:font-weight="normal" officeooo:rsid="000a5017" officeooo:paragraph-rsid="000a5017" style:font-size-asian="15.25pt" style:font-style-asian="italic" style:font-weight-asian="normal" style:font-size-complex="17.4500007629395pt" style:font-style-complex="italic" style:font-weight-complex="normal"/>
    </style:style>
    <style:style style:name="P28" style:family="paragraph" style:parent-style-name="Text_20_body">
      <style:paragraph-properties fo:line-height="115%" fo:break-before="page"/>
      <style:text-properties style:font-name="DejaVu Sans Condensed1" fo:language="en" fo:country="US" officeooo:rsid="0005dddf" officeooo:paragraph-rsid="0005dddf"/>
    </style:style>
    <style:style style:name="P29" style:family="paragraph" style:parent-style-name="Text_20_body">
      <style:paragraph-properties fo:line-height="115%" fo:break-before="page"/>
      <style:text-properties style:font-name="DejaVu Sans Condensed1" fo:language="en" fo:country="US" officeooo:rsid="0008e673" officeooo:paragraph-rsid="000219be"/>
    </style:style>
    <style:style style:name="P30" style:family="paragraph" style:parent-style-name="Text_20_body">
      <style:paragraph-properties fo:margin-top="0in" fo:margin-bottom="0in" loext:contextual-spacing="false" fo:text-align="justify" style:justify-single-word="false"/>
      <style:text-properties fo:language="en" fo:country="US" fo:font-weight="normal" officeooo:rsid="000164a8" officeooo:paragraph-rsid="000e43b9" style:font-weight-asian="normal" style:font-weight-complex="normal"/>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Title">
      <style:paragraph-properties fo:text-align="center" style:justify-single-word="false"/>
      <style:text-properties fo:font-size="20pt" fo:language="en" fo:country="US" fo:font-weight="normal" officeooo:paragraph-rsid="000219be" style:font-size-asian="20pt" style:font-weight-asian="normal" style:font-size-complex="20pt" style:font-weight-complex="normal"/>
    </style:style>
    <style:style style:name="P34" style:family="paragraph" style:parent-style-name="Normal">
      <style:paragraph-properties fo:line-height="115%" fo:text-align="justify" style:justify-single-word="false"/>
      <style:text-properties style:font-name="DejaVu Sans Condensed1" fo:font-size="11pt" fo:language="en" fo:country="US" officeooo:paragraph-rsid="000219be" style:font-size-asian="11pt" style:font-size-complex="11pt"/>
    </style:style>
    <style:style style:name="P35" style:family="paragraph" style:parent-style-name="Normal" style:list-style-name="L1">
      <style:paragraph-properties fo:line-height="115%" fo:text-align="justify" style:justify-single-word="false"/>
      <style:text-properties style:font-name="DejaVu Sans Condensed1" fo:font-size="11pt" fo:language="en" fo:country="US" officeooo:rsid="000d167b" officeooo:paragraph-rsid="000219be" style:font-size-asian="11pt" style:font-size-complex="11pt"/>
    </style:style>
    <style:style style:name="P36" style:family="paragraph" style:parent-style-name="Normal">
      <style:paragraph-properties fo:line-height="115%" fo:text-align="justify" style:justify-single-word="false"/>
      <style:text-properties style:font-name="DejaVu Sans Condensed1" fo:font-size="11pt" fo:language="en" fo:country="US" officeooo:rsid="000d167b" officeooo:paragraph-rsid="000219be" style:font-size-asian="11pt" style:font-size-complex="11pt"/>
    </style:style>
    <style:style style:name="P37" style:family="paragraph" style:parent-style-name="Normal">
      <style:paragraph-properties fo:line-height="115%" fo:text-align="justify" style:justify-single-word="false"/>
      <style:text-properties style:font-name="DejaVu Sans Condensed1" fo:font-size="11pt" fo:language="en" fo:country="US" officeooo:rsid="0015608f" officeooo:paragraph-rsid="000219be" style:font-size-asian="11pt" style:font-size-complex="11pt"/>
    </style:style>
    <style:style style:name="P38" style:family="paragraph" style:parent-style-name="Normal" style:list-style-name="L4">
      <style:paragraph-properties fo:line-height="115%" fo:text-align="justify" style:justify-single-word="false"/>
      <style:text-properties style:font-name="DejaVu Sans Condensed1" fo:font-size="11pt" fo:language="en" fo:country="US" officeooo:rsid="002e1f8e" officeooo:paragraph-rsid="000219be" style:font-size-asian="11pt" style:font-size-complex="11pt"/>
    </style:style>
    <style:style style:name="P39" style:family="paragraph" style:parent-style-name="Normal">
      <style:paragraph-properties fo:line-height="115%" fo:text-align="justify" style:justify-single-word="false"/>
      <style:text-properties style:font-name="DejaVu Sans Condensed1" fo:font-size="11pt" fo:language="en" fo:country="US" officeooo:rsid="001b85f8" officeooo:paragraph-rsid="000219be" style:font-size-asian="11pt" style:font-size-complex="11pt"/>
    </style:style>
    <style:style style:name="P40" style:family="paragraph" style:parent-style-name="Normal">
      <style:paragraph-properties fo:line-height="115%" fo:text-align="justify" style:justify-single-word="false"/>
      <style:text-properties style:font-name="DejaVu Sans Condensed1" fo:font-size="11pt" fo:language="en" fo:country="US" officeooo:rsid="0024bdab" officeooo:paragraph-rsid="000219be" style:font-size-asian="11pt" style:font-size-complex="11pt"/>
    </style:style>
    <style:style style:name="P41" style:family="paragraph" style:parent-style-name="Normal">
      <style:paragraph-properties fo:line-height="115%" fo:text-align="justify" style:justify-single-word="false"/>
      <style:text-properties style:font-name="DejaVu Sans Condensed1" fo:font-size="11pt" fo:language="en" fo:country="US" officeooo:rsid="0024bdab" officeooo:paragraph-rsid="00042925" style:font-size-asian="11pt" style:font-size-complex="11pt"/>
    </style:style>
    <style:style style:name="P42" style:family="paragraph" style:parent-style-name="Normal">
      <style:paragraph-properties fo:line-height="115%" fo:text-align="justify" style:justify-single-word="false"/>
      <style:text-properties style:font-name="DejaVu Sans Condensed1" fo:font-size="11pt" fo:language="en" fo:country="US" officeooo:rsid="000650ca" officeooo:paragraph-rsid="000219be" style:font-size-asian="11pt" style:font-size-complex="11pt"/>
    </style:style>
    <style:style style:name="P43" style:family="paragraph" style:parent-style-name="Normal">
      <style:paragraph-properties fo:line-height="115%" fo:text-align="justify" style:justify-single-word="false"/>
      <style:text-properties style:text-position="0% 100%" style:font-name="DejaVu Sans Condensed1" fo:font-size="11pt" fo:language="en" fo:country="US" officeooo:rsid="0015608f" officeooo:paragraph-rsid="000219be" style:font-size-asian="11pt" style:font-size-complex="11pt"/>
    </style:style>
    <style:style style:name="P44" style:family="paragraph" style:parent-style-name="Normal" style:list-style-name="L4">
      <style:paragraph-properties fo:line-height="115%" fo:text-align="justify" style:justify-single-word="false"/>
      <style:text-properties style:text-position="0% 100%" style:font-name="DejaVu Sans Condensed1" fo:font-size="11pt" fo:language="en" fo:country="US" officeooo:rsid="002e1f8e" officeooo:paragraph-rsid="000219be" style:font-size-asian="11pt" style:font-size-complex="11pt"/>
    </style:style>
    <style:style style:name="P45" style:family="paragraph" style:parent-style-name="Normal">
      <style:paragraph-properties fo:line-height="115%" fo:text-align="justify" style:justify-single-word="false"/>
      <style:text-properties fo:color="#000000" style:font-name="DejaVu Sans Condensed1" fo:font-size="11pt" fo:language="en" fo:country="US" officeooo:rsid="0005229e" officeooo:paragraph-rsid="000219be" style:font-size-asian="11pt" style:font-size-complex="11pt"/>
    </style:style>
    <style:style style:name="P46" style:family="paragraph" style:parent-style-name="Heading_20_1" style:list-style-name="">
      <style:text-properties fo:font-size="15pt" fo:language="en" fo:country="US" fo:font-weight="normal" officeooo:paragraph-rsid="000219be" style:font-size-asian="15pt" style:font-weight-asian="normal" style:font-size-complex="15pt" style:font-weight-complex="normal"/>
    </style:style>
    <style:style style:name="P47" style:family="paragraph" style:parent-style-name="Heading_20_1">
      <style:text-properties fo:font-size="15pt" fo:language="en" fo:country="US" fo:font-weight="normal" officeooo:paragraph-rsid="000219be" style:font-size-asian="15pt" style:font-weight-asian="normal" style:font-size-complex="15pt" style:font-weight-complex="normal"/>
    </style:style>
    <style:style style:name="P48" style:family="paragraph" style:parent-style-name="Heading_20_1">
      <style:text-properties fo:font-size="15pt" fo:language="en" fo:country="US" fo:font-weight="normal" officeooo:rsid="0005dddf" officeooo:paragraph-rsid="0005dddf" style:font-size-asian="15pt" style:font-weight-asian="normal" style:font-size-complex="15pt" style:font-weight-complex="normal"/>
    </style:style>
    <style:style style:name="P49" style:family="paragraph" style:parent-style-name="Heading_20_1">
      <style:text-properties fo:font-size="15pt" fo:language="en" fo:country="US" fo:font-weight="normal" officeooo:rsid="00042925" officeooo:paragraph-rsid="00042925" style:font-size-asian="14.3000001907349pt" style:font-weight-asian="normal" style:font-size-complex="16.3500003814697pt" style:font-weight-complex="normal"/>
    </style:style>
    <style:style style:name="P50" style:family="paragraph" style:parent-style-name="Heading_20_1">
      <style:paragraph-properties fo:break-before="page"/>
      <style:text-properties fo:font-size="15pt" fo:language="en" fo:country="US" fo:font-weight="normal" officeooo:paragraph-rsid="000219be" style:font-size-asian="15pt" style:font-weight-asian="normal" style:font-size-complex="15pt" style:font-weight-complex="normal"/>
    </style:style>
    <style:style style:name="P51" style:family="paragraph" style:parent-style-name="No_20_Spacing">
      <style:paragraph-properties fo:line-height="115%" fo:text-align="justify" style:justify-single-word="false"/>
      <style:text-properties fo:language="en" fo:country="US" officeooo:rsid="000650ca" officeooo:paragraph-rsid="000219be"/>
    </style:style>
    <style:style style:name="P52" style:family="paragraph" style:parent-style-name="Contents_20_Heading">
      <style:paragraph-properties fo:break-before="page"/>
    </style:style>
    <style:style style:name="T1" style:family="text">
      <style:text-properties officeooo:rsid="003f7667"/>
    </style:style>
    <style:style style:name="T2" style:family="text">
      <style:text-properties officeooo:rsid="000d167b"/>
    </style:style>
    <style:style style:name="T3" style:family="text">
      <style:text-properties officeooo:rsid="00338faf"/>
    </style:style>
    <style:style style:name="T4" style:family="text">
      <style:text-properties officeooo:rsid="0005229e"/>
    </style:style>
    <style:style style:name="T5" style:family="text">
      <style:text-properties officeooo:rsid="001b85f8"/>
    </style:style>
    <style:style style:name="T6" style:family="text">
      <style:text-properties officeooo:rsid="0020ceed"/>
    </style:style>
    <style:style style:name="T7" style:family="text">
      <style:text-properties officeooo:rsid="000daf1f"/>
    </style:style>
    <style:style style:name="T8" style:family="text">
      <style:text-properties style:text-position="0% 100%"/>
    </style:style>
    <style:style style:name="T9" style:family="text">
      <style:text-properties style:text-position="0% 100%" officeooo:rsid="000daf1f"/>
    </style:style>
    <style:style style:name="T10" style:family="text">
      <style:text-properties style:text-position="0% 100%" officeooo:rsid="0017c710"/>
    </style:style>
    <style:style style:name="T11" style:family="text">
      <style:text-properties style:text-position="0% 100%" officeooo:rsid="00307926"/>
    </style:style>
    <style:style style:name="T12" style:family="text">
      <style:text-properties style:text-position="0% 100%" officeooo:rsid="003168db"/>
    </style:style>
    <style:style style:name="T13" style:family="text">
      <style:text-properties style:text-position="0% 100%" officeooo:rsid="000fccd6"/>
    </style:style>
    <style:style style:name="T14" style:family="text">
      <style:text-properties style:text-position="0% 100%" officeooo:rsid="002a2e13"/>
    </style:style>
    <style:style style:name="T15" style:family="text">
      <style:text-properties style:text-position="0% 100%" officeooo:rsid="00101e06"/>
    </style:style>
    <style:style style:name="T16" style:family="text">
      <style:text-properties style:text-position="0% 100%" officeooo:rsid="001b85f8"/>
    </style:style>
    <style:style style:name="T17" style:family="text">
      <style:text-properties style:text-position="0% 100%" officeooo:rsid="0020ceed"/>
    </style:style>
    <style:style style:name="T18" style:family="text">
      <style:text-properties style:text-position="0% 100%" officeooo:rsid="002c31fc"/>
    </style:style>
    <style:style style:name="T19" style:family="text">
      <style:text-properties style:text-position="0% 100%" officeooo:rsid="001c96bd"/>
    </style:style>
    <style:style style:name="T20" style:family="text">
      <style:text-properties style:text-position="0% 100%" officeooo:rsid="00196509"/>
    </style:style>
    <style:style style:name="T21" style:family="text">
      <style:text-properties style:text-position="0% 100%" officeooo:rsid="0022dde3"/>
    </style:style>
    <style:style style:name="T22" style:family="text">
      <style:text-properties style:text-position="0% 100%" officeooo:rsid="002ea070"/>
    </style:style>
    <style:style style:name="T23" style:family="text">
      <style:text-properties style:text-position="0% 100%" style:font-name="DejaVu Sans Condensed1" fo:font-size="11pt" fo:font-weight="normal" officeooo:rsid="0005229e" style:font-size-asian="11pt" style:font-weight-asian="normal" style:font-size-complex="11pt" style:font-weight-complex="normal"/>
    </style:style>
    <style:style style:name="T24" style:family="text">
      <style:text-properties style:text-position="0% 100%" style:font-name="DejaVu Sans Condensed1" officeooo:rsid="0008e673"/>
    </style:style>
    <style:style style:name="T25" style:family="text">
      <style:text-properties style:text-position="0% 100%" fo:font-weight="normal" officeooo:rsid="0005dddf" style:font-weight-asian="normal" style:font-weight-complex="normal"/>
    </style:style>
    <style:style style:name="T26" style:family="text">
      <style:text-properties style:text-position="0% 100%" fo:font-weight="normal" officeooo:rsid="000c7d02" style:font-weight-asian="normal" style:font-weight-complex="normal"/>
    </style:style>
    <style:style style:name="T27" style:family="text">
      <style:text-properties style:text-position="0% 100%" fo:font-size="11pt" fo:font-weight="normal" officeooo:rsid="00042925" style:font-size-asian="10.5pt" style:font-weight-asian="normal" style:font-size-complex="12pt" style:font-weight-complex="normal"/>
    </style:style>
    <style:style style:name="T28" style:family="text">
      <style:text-properties style:text-position="0% 100%" officeooo:rsid="003f7667"/>
    </style:style>
    <style:style style:name="T29" style:family="text">
      <style:text-properties style:text-position="0% 100%" officeooo:rsid="000d167b"/>
    </style:style>
    <style:style style:name="T30" style:family="text">
      <style:text-properties style:text-position="0% 100%" officeooo:rsid="0007b244"/>
    </style:style>
    <style:style style:name="T31" style:family="text">
      <style:text-properties style:text-position="0% 100%" officeooo:rsid="000c7d02"/>
    </style:style>
    <style:style style:name="T32" style:family="text">
      <style:text-properties officeooo:rsid="0017c710"/>
    </style:style>
    <style:style style:name="T33" style:family="text">
      <style:text-properties officeooo:rsid="002a2e13"/>
    </style:style>
    <style:style style:name="T34" style:family="text">
      <style:text-properties officeooo:rsid="0015d4ed"/>
    </style:style>
    <style:style style:name="T35" style:family="text">
      <style:text-properties officeooo:rsid="00337134"/>
    </style:style>
    <style:style style:name="T36" style:family="text">
      <style:text-properties officeooo:rsid="0027e3a6"/>
    </style:style>
    <style:style style:name="T37" style:family="text">
      <style:text-properties fo:font-size="11pt" fo:language="en" fo:country="US" style:font-size-asian="11pt" style:font-size-complex="11pt"/>
    </style:style>
    <style:style style:name="T38" style:family="text">
      <style:text-properties fo:font-size="11pt" fo:font-weight="normal" officeooo:rsid="00042925" style:font-size-asian="10.5pt" style:font-weight-asian="normal" style:font-size-complex="12pt" style:font-weight-complex="normal"/>
    </style:style>
    <style:style style:name="T39" style:family="text">
      <style:text-properties fo:font-size="11pt" fo:font-weight="normal" officeooo:rsid="0005dddf" style:font-size-asian="10.5pt" style:font-weight-asian="normal" style:font-size-complex="12pt" style:font-weight-complex="normal"/>
    </style:style>
    <style:style style:name="T40" style:family="text">
      <style:text-properties fo:language="en" fo:country="US" fo:font-weight="bold" officeooo:rsid="0002d4ed" style:font-weight-asian="bold" style:font-weight-complex="bold"/>
    </style:style>
    <style:style style:name="T41" style:family="text">
      <style:text-properties fo:language="en" fo:country="US" fo:font-weight="bold" officeooo:rsid="000aec5e" style:font-weight-asian="bold" style:font-weight-complex="bold"/>
    </style:style>
    <style:style style:name="T42" style:family="text">
      <style:text-properties fo:language="en" fo:country="US" fo:font-weight="normal" officeooo:rsid="001a3d52" style:font-weight-asian="normal" style:font-weight-complex="normal"/>
    </style:style>
    <style:style style:name="T43" style:family="text">
      <style:text-properties fo:language="en" fo:country="US" fo:font-weight="normal" officeooo:rsid="001ba4a9" style:font-weight-asian="normal" style:font-weight-complex="normal"/>
    </style:style>
    <style:style style:name="T44" style:family="text">
      <style:text-properties fo:language="en" fo:country="US" fo:font-weight="normal" officeooo:rsid="000aec5e" style:font-weight-asian="normal" style:font-weight-complex="normal"/>
    </style:style>
    <style:style style:name="T45" style:family="text">
      <style:text-properties fo:language="en" fo:country="US" officeooo:rsid="001a3d52"/>
    </style:style>
    <style:style style:name="T46" style:family="text">
      <style:text-properties fo:font-size="15pt" fo:font-weight="normal" officeooo:rsid="000aadc0" style:font-size-asian="15pt" style:font-weight-asian="normal" style:font-size-complex="15pt" style:font-weight-complex="normal"/>
    </style:style>
    <style:style style:name="T47" style:family="text">
      <style:text-properties style:font-name="DejaVu Sans Condensed1" fo:font-size="11pt" fo:font-weight="normal" officeooo:rsid="000aadc0" style:font-size-asian="11pt" style:font-weight-asian="normal" style:font-size-complex="11pt" style:font-weight-complex="normal"/>
    </style:style>
    <style:style style:name="T48" style:family="text">
      <style:text-properties style:font-name="DejaVu Sans Condensed1" fo:font-size="11pt" fo:font-weight="normal" officeooo:rsid="0024bdab" style:font-size-asian="11pt" style:font-weight-asian="normal" style:font-size-complex="11pt" style:font-weight-complex="normal"/>
    </style:style>
    <style:style style:name="T49" style:family="text">
      <style:text-properties style:font-name="DejaVu Sans Condensed1" fo:font-size="11pt" fo:font-weight="normal" officeooo:rsid="0005229e" style:font-size-asian="11pt" style:font-weight-asian="normal" style:font-size-complex="11pt" style:font-weight-complex="normal"/>
    </style:style>
    <style:style style:name="T50" style:family="text">
      <style:text-properties officeooo:rsid="0019dd19"/>
    </style:style>
    <style:style style:name="T51" style:family="text">
      <style:text-properties officeooo:rsid="00373d1d"/>
    </style:style>
    <style:style style:name="T52" style:family="text">
      <style:text-properties officeooo:rsid="00344ea5"/>
    </style:style>
    <style:style style:name="T53" style:family="text">
      <style:text-properties officeooo:rsid="000650ca"/>
    </style:style>
    <style:style style:name="T54" style:family="text">
      <style:text-properties officeooo:rsid="0008e673"/>
    </style:style>
    <style:style style:name="T55" style:family="text">
      <style:text-properties officeooo:rsid="000219be"/>
    </style:style>
    <style:style style:name="T56" style:family="text">
      <style:text-properties officeooo:rsid="00028b12"/>
    </style:style>
    <style:style style:name="T57" style:family="text">
      <style:text-properties officeooo:rsid="00042925"/>
    </style:style>
    <style:style style:name="T58" style:family="text">
      <style:text-properties fo:font-weight="normal" style:font-weight-asian="normal" style:font-weight-complex="normal"/>
    </style:style>
    <style:style style:name="T59" style:family="text">
      <style:text-properties fo:font-weight="normal" officeooo:rsid="0005dddf" style:font-weight-asian="normal" style:font-weight-complex="normal"/>
    </style:style>
    <style:style style:name="T60" style:family="text">
      <style:text-properties fo:font-style="italic" style:font-style-asian="italic"/>
    </style:style>
    <style:style style:name="T61" style:family="text">
      <style:text-properties officeooo:rsid="0005dddf"/>
    </style:style>
    <style:style style:name="T62" style:family="text">
      <style:text-properties officeooo:rsid="0013d088"/>
    </style:style>
    <style:style style:name="T63" style:family="text">
      <style:text-properties fo:font-weight="bold" style:font-weight-asian="bold" style:font-weight-complex="bold"/>
    </style:style>
    <style:style style:name="T64" style:family="text">
      <style:text-properties officeooo:rsid="0019979a"/>
    </style:style>
    <style:style style:name="T65" style:family="text">
      <style:text-properties officeooo:rsid="00179492"/>
    </style:style>
    <style:style style:name="T66" style:family="text">
      <style:text-properties style:font-name="Cousine" officeooo:rsid="00179492"/>
    </style:style>
    <style:style style:name="T67" style:family="text">
      <style:text-properties style:font-name="Cousine" fo:language="en" fo:country="US" fo:font-weight="normal" officeooo:rsid="001a3d52" style:font-weight-asian="normal" style:font-weight-complex="normal"/>
    </style:style>
    <style:style style:name="T68" style:family="text">
      <style:text-properties officeooo:rsid="0007ab33"/>
    </style:style>
    <style:style style:name="T69" style:family="text">
      <style:text-properties officeooo:rsid="0008d7c5"/>
    </style:style>
    <style:style style:name="T70" style:family="text">
      <style:text-properties officeooo:rsid="00185e09"/>
    </style:style>
    <style:style style:name="T71" style:family="text">
      <style:text-properties officeooo:rsid="000f539a"/>
    </style:style>
    <style:style style:name="T72" style:family="text">
      <style:text-properties officeooo:rsid="000c69e0"/>
    </style:style>
    <style:style style:name="T73" style:family="text">
      <style:text-properties officeooo:rsid="00076144"/>
    </style:style>
    <style:style style:name="T74" style:family="text">
      <style:text-properties officeooo:rsid="0007b244"/>
    </style:style>
    <style:style style:name="T75" style:family="text">
      <style:text-properties officeooo:rsid="0007f4f1"/>
    </style:style>
    <style:style style:name="T76" style:family="text">
      <style:text-properties officeooo:rsid="000aadc0"/>
    </style:style>
    <style:style style:name="T77" style:family="text">
      <style:text-properties officeooo:rsid="000a5017"/>
    </style:style>
    <style:style style:name="T78" style:family="text">
      <style:text-properties officeooo:rsid="000ac5d5"/>
    </style:style>
    <style:style style:name="T79" style:family="text">
      <style:text-properties officeooo:rsid="000c5cb7"/>
    </style:style>
    <style:style style:name="T80" style:family="text">
      <style:text-properties officeooo:rsid="000c7d02"/>
    </style:style>
    <style:style style:name="T81" style:family="text">
      <style:text-properties officeooo:rsid="000d778a"/>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text:span text:style-name="T3">Feature Extraction for </text:span>Handwriting recognition</text:p>
      <text:p text:style-name="P27">Background, design and preprocessing</text:p>
      <text:p text:style-name="P16">Perttu Pitkänen</text:p>
      <text:h text:style-name="P46"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31"><text:a xlink:type="simple" xlink:href="#__RefHeading___Toc643_982724508" text:style-name="Index_20_Link" text:visited-style-name="Index_20_Link">Background<text:tab/>3</text:a></text:p>
          <text:p text:style-name="P31"><text:a xlink:type="simple" xlink:href="#__RefHeading___Toc645_982724508" text:style-name="Index_20_Link" text:visited-style-name="Index_20_Link">Optical character recognition &amp; Handwriting Recognition<text:tab/>3</text:a></text:p>
          <text:p text:style-name="P32"><text:a xlink:type="simple" xlink:href="#__RefHeading___Toc647_982724508" text:style-name="Index_20_Link" text:visited-style-name="Index_20_Link">Preprocessing<text:tab/>3</text:a></text:p>
          <text:p text:style-name="P32"><text:a xlink:type="simple" xlink:href="#__RefHeading___Toc649_982724508" text:style-name="Index_20_Link" text:visited-style-name="Index_20_Link"><text:span text:style-name="T8">F</text:span></text:a><text:a xlink:type="simple" xlink:href="#__RefHeading___Toc649_982724508" text:style-name="Index_20_Link" text:visited-style-name="Index_20_Link"><text:span text:style-name="T8">eature extraction</text:span></text:a><text:a xlink:type="simple" xlink:href="#__RefHeading___Toc649_982724508" text:style-name="Index_20_Link" text:visited-style-name="Index_20_Link"><text:tab/>4</text:a></text:p>
          <text:p text:style-name="P32"><text:a xlink:type="simple" xlink:href="#__RefHeading___Toc651_982724508" text:style-name="Index_20_Link" text:visited-style-name="Index_20_Link">Classification<text:tab/>4</text:a></text:p>
          <text:p text:style-name="P31"><text:a xlink:type="simple" xlink:href="#__RefHeading___Toc653_982724508" text:style-name="Index_20_Link" text:visited-style-name="Index_20_Link">State of the art<text:tab/>5</text:a></text:p>
          <text:p text:style-name="P31"><text:a xlink:type="simple" xlink:href="#__RefHeading___Toc655_982724508" text:style-name="Index_20_Link" text:visited-style-name="Index_20_Link">System design<text:tab/>5</text:a></text:p>
          <text:p text:style-name="P31"><text:a xlink:type="simple" xlink:href="#__RefHeading___Toc1314_982724508" text:style-name="Index_20_Link" text:visited-style-name="Index_20_Link">Test Data<text:tab/>6</text:a></text:p>
          <text:p text:style-name="P31"><text:a xlink:type="simple" xlink:href="#__RefHeading___Toc657_982724508" text:style-name="Index_20_Link" text:visited-style-name="Index_20_Link">Software Architecture<text:tab/>7</text:a></text:p>
          <text:p text:style-name="P31"><text:a xlink:type="simple" xlink:href="#__RefHeading___Toc1316_982724508" text:style-name="Index_20_Link" text:visited-style-name="Index_20_Link">Implementation<text:tab/>8</text:a></text:p>
          <text:p text:style-name="P32"><text:a xlink:type="simple" xlink:href="#__RefHeading___Toc1318_982724508" text:style-name="Index_20_Link" text:visited-style-name="Index_20_Link">Preprocessing<text:tab/>8</text:a></text:p>
        </text:index-body>
      </text:table-of-content>
      <text:h text:style-name="P46" text:outline-level="1"/>
      <text:h text:style-name="P50" text:outline-level="1"><text:bookmark-start text:name="__RefHeading___Toc643_982724508"/>Background<text:bookmark-end text:name="__RefHeading___Toc643_982724508"/></text:h>
      <text:p text:style-name="P34">Optical Character Recognition <text:span text:style-name="T4">(OCR</text:span>) is the process of analyzing a picture of text and recognizing and extracting the characters to digital from. <text:span text:style-name="T4">The task of handwriting recognition (HWR) concentrates on analyzing human hand written characters. HWR is divided to two categories: online handwriting recognition and offline handwriting recognition. Offline handwriting recognition means analyzing an existing static image for handwritten text. </text:span>Online handwriting recognition <text:span text:style-name="T4">on the other hand is about </text:span>analyzing the handwritten text on input including strokes and their order for example in touch screen appliances such as smartphones and tablet PCs. </text:p>
      <text:p text:style-name="P34"><text:tab/><text:span text:style-name="T55">Handwriting recognition can be applied to many practical uses. Most importantly digitization of handwritten documents. Handwriting has stayed popular even though increased popularity of handheld digital devices have made digital information saving much more convenient. <text:s/>Many well functioning OCR systems exist the process of handwriting recognition is still undergoing development.</text:span></text:p>
      <text:p text:style-name="P34"/>
      <text:h text:style-name="P47" text:outline-level="1"><text:bookmark-start text:name="__RefHeading___Toc645_982724508"/>Optical character recognition &amp; Handwriting Recognition<text:bookmark-end text:name="__RefHeading___Toc645_982724508"/></text:h>
      <text:p text:style-name="P36">Typical OCR and HWR systems <text:span text:style-name="T5">consist of</text:span> three phases:</text:p>
      <text:list xml:id="list6942682862168107854" text:style-name="L1">
        <text:list-item>
          <text:p text:style-name="P35"><text:span text:style-name="T6">P</text:span>reprocessing</text:p>
        </text:list-item>
        <text:list-item>
          <text:p text:style-name="P35">Feature extraction</text:p>
        </text:list-item>
        <text:list-item>
          <text:p text:style-name="P35">Classification</text:p>
          <text:p text:style-name="P35"/>
        </text:list-item>
      </text:list>
      <text:p text:style-name="P36">In image preprocessing stage the quality of image is enhanced and the area of interest is located. <text:s/>The feature extraction stage captures the distinctive characteristics of the digitized characters for recognition. Lastly in during the classification stage the feature vectors are processed to identify the characters and words. <text:span text:style-name="T7">Each of these stages reduce the amount of information to be processed at a later step.</text:span><text:reference-mark-start text:name="ADDIN CSL_CITATION {&quot;citationItems&quot;: [{&quot;uris&quot;: [&quot;http://www.mendeley.com/documents/?uuid=b300e093-dceb-486a-9c43-0e2f355581da&quot;], &quot;itemData&quot;: {&quot;issued&quot;: {&quot;date-parts&quot;: [[&quot;2007&quot;]]}, &quot;DOI&quot;: &quot;10.1002/9780470176535&quot;, &quot;ISBN&quot;: &quot;9780471415701&quot;, &quot;type&quot;: &quot;book&quot;, &quot;title&quot;: &quot;Character recognition systems: a guide for students and practitioners&quot;, &quot;author&quot;: [{&quot;dropping-particle&quot;: &quot;&quot;, &quot;given&quot;: &quot;M&quot;, &quot;suffix&quot;: &quot;&quot;, &quot;non-dropping-particle&quot;: &quot;&quot;, &quot;parse-names&quot;: false, &quot;family&quot;: &quot;Cheriet&quot;}, {&quot;dropping-particle&quot;: &quot;&quot;, &quot;given&quot;: &quot;N&quot;, &quot;suffix&quot;: &quot;&quot;, &quot;non-dropping-particle&quot;: &quot;&quot;, &quot;parse-names&quot;: false, &quot;family&quot;: &quot;Kharma&quot;}, {&quot;dropping-particle&quot;: &quot;&quot;, &quot;given&quot;: &quot;CL&quot;, &quot;suffix&quot;: &quot;&quot;, &quot;non-dropping-particle&quot;: &quot;&quot;, &quot;parse-names&quot;: false, &quot;family&quot;: &quot;Liu&quot;}, {&quot;dropping-particle&quot;: &quot;&quot;, &quot;given&quot;: &quot;C&quot;, &quot;suffix&quot;: &quot;&quot;, &quot;non-dropping-particle&quot;: &quot;&quot;, &quot;parse-names&quot;: false, &quot;family&quot;: &quot;Suen&quot;}], &quot;id&quot;: &quot;ITEM-1&quot;}, &quot;id&quot;: &quot;ITEM-1&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jCx681ItGJ"/><text:span text:style-name="T9">[1]</text:span><text:reference-mark-end text:name="ADDIN CSL_CITATION {&quot;citationItems&quot;: [{&quot;uris&quot;: [&quot;http://www.mendeley.com/documents/?uuid=b300e093-dceb-486a-9c43-0e2f355581da&quot;], &quot;itemData&quot;: {&quot;issued&quot;: {&quot;date-parts&quot;: [[&quot;2007&quot;]]}, &quot;DOI&quot;: &quot;10.1002/9780470176535&quot;, &quot;ISBN&quot;: &quot;9780471415701&quot;, &quot;type&quot;: &quot;book&quot;, &quot;title&quot;: &quot;Character recognition systems: a guide for students and practitioners&quot;, &quot;author&quot;: [{&quot;dropping-particle&quot;: &quot;&quot;, &quot;given&quot;: &quot;M&quot;, &quot;suffix&quot;: &quot;&quot;, &quot;non-dropping-particle&quot;: &quot;&quot;, &quot;parse-names&quot;: false, &quot;family&quot;: &quot;Cheriet&quot;}, {&quot;dropping-particle&quot;: &quot;&quot;, &quot;given&quot;: &quot;N&quot;, &quot;suffix&quot;: &quot;&quot;, &quot;non-dropping-particle&quot;: &quot;&quot;, &quot;parse-names&quot;: false, &quot;family&quot;: &quot;Kharma&quot;}, {&quot;dropping-particle&quot;: &quot;&quot;, &quot;given&quot;: &quot;CL&quot;, &quot;suffix&quot;: &quot;&quot;, &quot;non-dropping-particle&quot;: &quot;&quot;, &quot;parse-names&quot;: false, &quot;family&quot;: &quot;Liu&quot;}, {&quot;dropping-particle&quot;: &quot;&quot;, &quot;given&quot;: &quot;C&quot;, &quot;suffix&quot;: &quot;&quot;, &quot;non-dropping-particle&quot;: &quot;&quot;, &quot;parse-names&quot;: false, &quot;family&quot;: &quot;Suen&quot;}], &quot;id&quot;: &quot;ITEM-1&quot;}, &quot;id&quot;: &quot;ITEM-1&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jCx681ItGJ"/></text:p>
      <text:h text:style-name="P2" text:outline-level="2"><text:bookmark-start text:name="__RefHeading___Toc647_982724508"/><text:span text:style-name="T6">P</text:span>reprocessing<text:bookmark-end text:name="__RefHeading___Toc647_982724508"/></text:h>
      <text:p text:style-name="P43">At preprocessing stage the image is enhanced by applying varying filters, transforms and segmentation to it. For text recognition it is important to reduce noise from the image. This can be done with appropriate filter e.g. Wiener filter. M<text:span text:style-name="T56">ost of</text:span> OCR softwares require the image to be binarized before analysis. <text:span text:style-name="T32">Practically all the </text:span>OCR programs do the binarization automatically but it is important that the binarized output is sufficient for the OCR algorithm. For this reason some <text:soft-page-break/>contrast enhancement may need to be done prior to the binarization. Afterwards the binarized image migh<text:span text:style-name="T33">t</text:span> <text:span text:style-name="T34">have small objects</text:span> which are due to remaing noise or other <text:span text:style-name="T34">disortion</text:span>. These objects can be removed by applying <text:span text:style-name="T34">morphological opening to the image</text:span><text:reference-mark-start text:name="ADDIN CSL_CITATION {&quot;citationItems&quot;: [{&quot;uris&quot;: [&quot;http://www.mendeley.com/documents/?uuid=d2f31a57-a5e0-4641-b744-7cb5cb7a80cd&quot;], &quot;itemData&quot;: {&quot;issued&quot;: {&quot;date-parts&quot;: [[&quot;2003&quot;]]}, &quot;URL&quot;: &quot;http://homepages.inf.ed.ac.uk/rbf/HIPR2/open.htm&quot;, &quot;type&quot;: &quot;webpage&quot;, &quot;title&quot;: &quot;Morphology - Opening&quot;, &quot;author&quot;: [{&quot;dropping-particle&quot;: &quot;&quot;, &quot;given&quot;: &quot;A. Walker and E. Wolfart.&quot;, &quot;suffix&quot;: &quot;&quot;, &quot;non-dropping-particle&quot;: &quot;&quot;, &quot;parse-names&quot;: false, &quot;family&quot;: &quot;R. Fisher, S. Perkins&quot;}], &quot;id&quot;: &quot;ITEM-1&quot;}, &quot;id&quot;: &quot;ITEM-1&quot;}], &quot;mendeley&quot;: {&quot;formattedCitation&quot;: &quot;[2]&quot;, &quot;previouslyFormattedCitation&quot;: &quot;[2]&quot;, &quot;plainTextFormattedCitation&quot;: &quot;[2]&quot;}, &quot;properties&quot;: {&quot;noteIndex&quot;: 0}, &quot;schema&quot;: &quot;https://github.com/citation-style-language/schema/raw/master/csl-citation.json&quot;} RND5ZSXwXtzhX"/><text:span text:style-name="T34">[2]</text:span><text:reference-mark-end text:name="ADDIN CSL_CITATION {&quot;citationItems&quot;: [{&quot;uris&quot;: [&quot;http://www.mendeley.com/documents/?uuid=d2f31a57-a5e0-4641-b744-7cb5cb7a80cd&quot;], &quot;itemData&quot;: {&quot;issued&quot;: {&quot;date-parts&quot;: [[&quot;2003&quot;]]}, &quot;URL&quot;: &quot;http://homepages.inf.ed.ac.uk/rbf/HIPR2/open.htm&quot;, &quot;type&quot;: &quot;webpage&quot;, &quot;title&quot;: &quot;Morphology - Opening&quot;, &quot;author&quot;: [{&quot;dropping-particle&quot;: &quot;&quot;, &quot;given&quot;: &quot;A. Walker and E. Wolfart.&quot;, &quot;suffix&quot;: &quot;&quot;, &quot;non-dropping-particle&quot;: &quot;&quot;, &quot;parse-names&quot;: false, &quot;family&quot;: &quot;R. Fisher, S. Perkins&quot;}], &quot;id&quot;: &quot;ITEM-1&quot;}, &quot;id&quot;: &quot;ITEM-1&quot;}], &quot;mendeley&quot;: {&quot;formattedCitation&quot;: &quot;[2]&quot;, &quot;previouslyFormattedCitation&quot;: &quot;[2]&quot;, &quot;plainTextFormattedCitation&quot;: &quot;[2]&quot;}, &quot;properties&quot;: {&quot;noteIndex&quot;: 0}, &quot;schema&quot;: &quot;https://github.com/citation-style-language/schema/raw/master/csl-citation.json&quot;} RND5ZSXwXtzhX"/><text:span text:style-name="T34">⁠. <text:s/></text:span></text:p>
      <text:p text:style-name="P37"><text:span text:style-name="T8"><text:tab/></text:span><text:span text:style-name="T10">Additionally, other ways to enhance the image before analysis have been experimented. Pesch et.al. discussed how contrast normalization, slant correction and size normalization can be applied to improve the handwriting recognition results.</text:span><text:reference-mark-start text:name="ADDIN CSL_CITATION {&quot;citationItems&quot;: [{&quot;uris&quot;: [&quot;http://www.mendeley.com/documents/?uuid=81155256-c81f-4c2c-8496-73ddb31a6640&quot;], &quot;itemData&quot;: {&quot;container-title&quot;: &quot;2012 International Conference on Frontiers in Handwriting Recognition&quot;, &quot;issued&quot;: {&quot;date-parts&quot;: [[&quot;2012&quot;]]}, &quot;DOI&quot;: &quot;10.1109/ICFHR.2012.179&quot;, &quot;page&quot;: &quot;280-284&quot;, &quot;abstract&quot;: &quot;In this work we analyze the contribution of preprocessing steps for Latin handwriting recognition. A preprocessing pipeline based on geometric heuristics and image statistics is used. This pipeline is applied to French and English handwriting recognition in an HMM based framework. Results show that preprocessing improves recognition performance for the two tasks. The Maximum Likelihood (ML)-trained HMM system reaches a competitive WER of 16.7% and outperforms many sophisticated systems for the French handwriting recognition task. The results for English handwriting are comparable to other ML-trained HMM recognizers. Using MLP preprocessing a WER of 35.3% is achieved.&quot;, &quot;ISBN&quot;: &quot;978-1-4673-2262-1&quot;, &quot;type&quot;: &quot;article-journal&quot;, &quot;title&quot;: &quot;Analysis of Preprocessing Techniques for Latin Handwriting Recognition&quot;, &quot;author&quot;: [{&quot;dropping-particle&quot;: &quot;&quot;, &quot;given&quot;: &quot;Hendrik&quot;, &quot;suffix&quot;: &quot;&quot;, &quot;non-dropping-particle&quot;: &quot;&quot;, &quot;parse-names&quot;: false, &quot;family&quot;: &quot;Pesch&quot;}, {&quot;dropping-particle&quot;: &quot;&quot;, &quot;given&quot;: &quot;Mahdi&quot;, &quot;suffix&quot;: &quot;&quot;, &quot;non-dropping-particle&quot;: &quot;&quot;, &quot;parse-names&quot;: false, &quot;family&quot;: &quot;Hamdani&quot;}, {&quot;dropping-particle&quot;: &quot;&quot;, &quot;given&quot;: &quot;Jens&quot;, &quot;suffix&quot;: &quot;&quot;, &quot;non-dropping-particle&quot;: &quot;&quot;, &quot;parse-names&quot;: false, &quot;family&quot;: &quot;Forster&quot;}, {&quot;dropping-particle&quot;: &quot;&quot;, &quot;given&quot;: &quot;Hermann&quot;, &quot;suffix&quot;: &quot;&quot;, &quot;non-dropping-particle&quot;: &quot;&quot;, &quot;parse-names&quot;: false, &quot;family&quot;: &quot;Ney&quot;}], &quot;id&quot;: &quot;ITEM-1&quot;, &quot;ISSN&quot;: &quot;15505235&quot;}, &quot;id&quot;: &quot;ITEM-1&quot;}], &quot;mendeley&quot;: {&quot;formattedCitation&quot;: &quot;[3]&quot;, &quot;previouslyFormattedCitation&quot;: &quot;[3]&quot;, &quot;plainTextFormattedCitation&quot;: &quot;[3]&quot;}, &quot;properties&quot;: {&quot;noteIndex&quot;: 0}, &quot;schema&quot;: &quot;https://github.com/citation-style-language/schema/raw/master/csl-citation.json&quot;} RNDMlMC7grz90"/><text:span text:style-name="T10">[3]</text:span><text:reference-mark-end text:name="ADDIN CSL_CITATION {&quot;citationItems&quot;: [{&quot;uris&quot;: [&quot;http://www.mendeley.com/documents/?uuid=81155256-c81f-4c2c-8496-73ddb31a6640&quot;], &quot;itemData&quot;: {&quot;container-title&quot;: &quot;2012 International Conference on Frontiers in Handwriting Recognition&quot;, &quot;issued&quot;: {&quot;date-parts&quot;: [[&quot;2012&quot;]]}, &quot;DOI&quot;: &quot;10.1109/ICFHR.2012.179&quot;, &quot;page&quot;: &quot;280-284&quot;, &quot;abstract&quot;: &quot;In this work we analyze the contribution of preprocessing steps for Latin handwriting recognition. A preprocessing pipeline based on geometric heuristics and image statistics is used. This pipeline is applied to French and English handwriting recognition in an HMM based framework. Results show that preprocessing improves recognition performance for the two tasks. The Maximum Likelihood (ML)-trained HMM system reaches a competitive WER of 16.7% and outperforms many sophisticated systems for the French handwriting recognition task. The results for English handwriting are comparable to other ML-trained HMM recognizers. Using MLP preprocessing a WER of 35.3% is achieved.&quot;, &quot;ISBN&quot;: &quot;978-1-4673-2262-1&quot;, &quot;type&quot;: &quot;article-journal&quot;, &quot;title&quot;: &quot;Analysis of Preprocessing Techniques for Latin Handwriting Recognition&quot;, &quot;author&quot;: [{&quot;dropping-particle&quot;: &quot;&quot;, &quot;given&quot;: &quot;Hendrik&quot;, &quot;suffix&quot;: &quot;&quot;, &quot;non-dropping-particle&quot;: &quot;&quot;, &quot;parse-names&quot;: false, &quot;family&quot;: &quot;Pesch&quot;}, {&quot;dropping-particle&quot;: &quot;&quot;, &quot;given&quot;: &quot;Mahdi&quot;, &quot;suffix&quot;: &quot;&quot;, &quot;non-dropping-particle&quot;: &quot;&quot;, &quot;parse-names&quot;: false, &quot;family&quot;: &quot;Hamdani&quot;}, {&quot;dropping-particle&quot;: &quot;&quot;, &quot;given&quot;: &quot;Jens&quot;, &quot;suffix&quot;: &quot;&quot;, &quot;non-dropping-particle&quot;: &quot;&quot;, &quot;parse-names&quot;: false, &quot;family&quot;: &quot;Forster&quot;}, {&quot;dropping-particle&quot;: &quot;&quot;, &quot;given&quot;: &quot;Hermann&quot;, &quot;suffix&quot;: &quot;&quot;, &quot;non-dropping-particle&quot;: &quot;&quot;, &quot;parse-names&quot;: false, &quot;family&quot;: &quot;Ney&quot;}], &quot;id&quot;: &quot;ITEM-1&quot;, &quot;ISSN&quot;: &quot;15505235&quot;}, &quot;id&quot;: &quot;ITEM-1&quot;}], &quot;mendeley&quot;: {&quot;formattedCitation&quot;: &quot;[3]&quot;, &quot;previouslyFormattedCitation&quot;: &quot;[3]&quot;, &quot;plainTextFormattedCitation&quot;: &quot;[3]&quot;}, &quot;properties&quot;: {&quot;noteIndex&quot;: 0}, &quot;schema&quot;: &quot;https://github.com/citation-style-language/schema/raw/master/csl-citation.json&quot;} RNDMlMC7grz90"/><text:span text:style-name="T10">⁠</text:span></text:p>
      <text:p text:style-name="P37"><text:span text:style-name="T10"><text:tab/></text:span><text:span text:style-name="T11">As a part of preprocessing it is also important to locate the area where the text is located. This process is called layout analysis. The goal is to identify the columns, paragraph, captions and other bodies of text.</text:span><text:reference-mark-start text:name="ADDIN CSL_CITATION {&quot;citationItems&quot;: [{&quot;uris&quot;: [&quot;http://www.mendeley.com/documents/?uuid=f2afdacf-3154-4eb1-9f54-552853130249&quot;], &quot;itemData&quot;: {&quot;type&quot;: &quot;article-journal&quot;, &quot;volume&quot;: &quot;30&quot;, &quot;container-title&quot;: &quot;IEEE Tans. on Pattern Analysis and Machine Intelligence&quot;, &quot;issued&quot;: {&quot;date-parts&quot;: [[&quot;2008&quot;]]}, &quot;page&quot;: &quot;941-954&quot;, &quot;id&quot;: &quot;ITEM-1&quot;, &quot;title&quot;: &quot;Performance evaluation and benchmarking of six page segmentation algorithms&quot;, &quot;author&quot;: [{&quot;dropping-particle&quot;: &quot;&quot;, &quot;given&quot;: &quot;Faisal&quot;, &quot;suffix&quot;: &quot;&quot;, &quot;non-dropping-particle&quot;: &quot;&quot;, &quot;parse-names&quot;: false, &quot;family&quot;: &quot;Shafait&quot;}, {&quot;dropping-particle&quot;: &quot;&quot;, &quot;given&quot;: &quot;Daniel&quot;, &quot;suffix&quot;: &quot;&quot;, &quot;non-dropping-particle&quot;: &quot;&quot;, &quot;parse-names&quot;: false, &quot;family&quot;: &quot;Keysers&quot;}, {&quot;dropping-particle&quot;: &quot;&quot;, &quot;given&quot;: &quot;Thomas M&quot;, &quot;suffix&quot;: &quot;&quot;, &quot;non-dropping-particle&quot;: &quot;&quot;, &quot;parse-names&quot;: false, &quot;family&quot;: &quot;Breuel&quot;}], &quot;issue&quot;: &quot;6&quot;}, &quot;id&quot;: &quot;ITEM-1&quot;}], &quot;mendeley&quot;: {&quot;formattedCitation&quot;: &quot;[4]&quot;, &quot;previouslyFormattedCitation&quot;: &quot;[4]&quot;, &quot;plainTextFormattedCitation&quot;: &quot;[4]&quot;}, &quot;properties&quot;: {&quot;noteIndex&quot;: 0}, &quot;schema&quot;: &quot;https://github.com/citation-style-language/schema/raw/master/csl-citation.json&quot;} RNDUuauRPjMYt"/><text:span text:style-name="T11">[4]</text:span><text:reference-mark-end text:name="ADDIN CSL_CITATION {&quot;citationItems&quot;: [{&quot;uris&quot;: [&quot;http://www.mendeley.com/documents/?uuid=f2afdacf-3154-4eb1-9f54-552853130249&quot;], &quot;itemData&quot;: {&quot;type&quot;: &quot;article-journal&quot;, &quot;volume&quot;: &quot;30&quot;, &quot;container-title&quot;: &quot;IEEE Tans. on Pattern Analysis and Machine Intelligence&quot;, &quot;issued&quot;: {&quot;date-parts&quot;: [[&quot;2008&quot;]]}, &quot;page&quot;: &quot;941-954&quot;, &quot;id&quot;: &quot;ITEM-1&quot;, &quot;title&quot;: &quot;Performance evaluation and benchmarking of six page segmentation algorithms&quot;, &quot;author&quot;: [{&quot;dropping-particle&quot;: &quot;&quot;, &quot;given&quot;: &quot;Faisal&quot;, &quot;suffix&quot;: &quot;&quot;, &quot;non-dropping-particle&quot;: &quot;&quot;, &quot;parse-names&quot;: false, &quot;family&quot;: &quot;Shafait&quot;}, {&quot;dropping-particle&quot;: &quot;&quot;, &quot;given&quot;: &quot;Daniel&quot;, &quot;suffix&quot;: &quot;&quot;, &quot;non-dropping-particle&quot;: &quot;&quot;, &quot;parse-names&quot;: false, &quot;family&quot;: &quot;Keysers&quot;}, {&quot;dropping-particle&quot;: &quot;&quot;, &quot;given&quot;: &quot;Thomas M&quot;, &quot;suffix&quot;: &quot;&quot;, &quot;non-dropping-particle&quot;: &quot;&quot;, &quot;parse-names&quot;: false, &quot;family&quot;: &quot;Breuel&quot;}], &quot;issue&quot;: &quot;6&quot;}, &quot;id&quot;: &quot;ITEM-1&quot;}], &quot;mendeley&quot;: {&quot;formattedCitation&quot;: &quot;[4]&quot;, &quot;previouslyFormattedCitation&quot;: &quot;[4]&quot;, &quot;plainTextFormattedCitation&quot;: &quot;[4]&quot;}, &quot;properties&quot;: {&quot;noteIndex&quot;: 0}, &quot;schema&quot;: &quot;https://github.com/citation-style-language/schema/raw/master/csl-citation.json&quot;} RNDUuauRPjMYt"/><text:span text:style-name="T11">⁠ </text:span><text:span text:style-name="T12">Afterwads the text must also be divided into lines and possibly into words.</text:span></text:p>
      <text:h text:style-name="P2" text:outline-level="2"><text:bookmark-start text:name="__RefHeading___Toc649_982724508"/><text:span text:style-name="T13">F</text:span><text:span text:style-name="T8">eature extraction</text:span><text:bookmark-end text:name="__RefHeading___Toc649_982724508"/></text:h>
      <text:p text:style-name="P36"><text:span text:style-name="T13">This research's focus is to research the different features that can be extracted for further analysis. </text:span><text:span text:style-name="T14">One possible feature vector could be the raw intensity values of selected region. Other</text:span><text:span text:style-name="T13"> </text:span><text:span text:style-name="T15">succesfully applied </text:span><text:span text:style-name="T13">feature for handwriting recognition purpose</text:span><text:span text:style-name="T15">s</text:span><text:span text:style-name="T13"> is the histogram of oriented gradients (HOG) which analyzes the </text:span><text:span text:style-name="T15">distribution of intensity gradients or</text:span><text:span text:style-name="T13"> the edge directions. </text:span><text:span text:style-name="T15">This is done by dividing the analyzed area into cells and calculating the gradient direction inside each of the cells. Afterwards the histogram of these gradient orientations is compiled to give measurable data of the object shape.</text:span><text:reference-mark-start text:name="ADDIN CSL_CITATION {&quot;citationItems&quot;: [{&quot;uris&quot;: [&quot;http://www.mendeley.com/documents/?uuid=c637957a-1988-410b-97a7-3f5aa6c43b2b&quot;], &quot;itemData&quot;: {&quot;DOI&quot;: &quot;10.1109/CVPR.2005.177&quot;, &quot;abstract&quot;: &quot;We study the question of feature sets for robust visual object recognition, adopting linear SVM based human detection as a test case. After reviewing existing edge and gradient based descriptors, we show experimentally that grids of Histograms of Oriented Gradient (HOG) descriptors significantly outperform existing feature sets for human detection. We study the influence of each stage of the computation on performance, concluding that fine-scale gradients, fine orientation binning, relatively coarse spatial binning, and high-quality local contrast normalization in overlapping descriptor blocks are all important for good results. The new approach gives near-perfect separation on the original MIT pedestrian database, so we introduce a more challenging dataset containing over 1800 annotated human images with a large range of pose variations and backgrounds.&quot;, &quot;ISBN&quot;: &quot;0-7695-2372-2&quot;, &quot;type&quot;: &quot;article-journal&quot;, &quot;PMID&quot;: &quot;9230594&quot;, &quot;container-title&quot;: &quot;CVPR '05: Proceedings of the 2005 IEEE Computer Society Conference on Computer Vision and Pattern Recognition (CVPR'05) - Volume 1&quot;, &quot;issued&quot;: {&quot;date-parts&quot;: [[&quot;2005&quot;]]}, &quot;page&quot;: &quot;886-893&quot;, &quot;title&quot;: &quot;Histograms of Oriented Gradients for Human Detection&quot;, &quot;author&quot;: [{&quot;dropping-particle&quot;: &quot;&quot;, &quot;given&quot;: &quot;Navneet&quot;, &quot;suffix&quot;: &quot;&quot;, &quot;non-dropping-particle&quot;: &quot;&quot;, &quot;parse-names&quot;: false, &quot;family&quot;: &quot;Dalal&quot;}, {&quot;dropping-particle&quot;: &quot;&quot;, &quot;given&quot;: &quot;Bill&quot;, &quot;suffix&quot;: &quot;&quot;, &quot;non-dropping-particle&quot;: &quot;&quot;, &quot;parse-names&quot;: false, &quot;family&quot;: &quot;Triggs&quot;}], &quot;id&quot;: &quot;ITEM-1&quot;, &quot;ISSN&quot;: &quot;1063-6919&quot;}, &quot;id&quot;: &quot;ITEM-1&quot;}], &quot;mendeley&quot;: {&quot;formattedCitation&quot;: &quot;[5]&quot;, &quot;previouslyFormattedCitation&quot;: &quot;[5]&quot;, &quot;plainTextFormattedCitation&quot;: &quot;[5]&quot;}, &quot;properties&quot;: {&quot;noteIndex&quot;: 0}, &quot;schema&quot;: &quot;https://github.com/citation-style-language/schema/raw/master/csl-citation.json&quot;} RNDAFrJAcKJcm"/><text:span text:style-name="T15">[5]</text:span><text:reference-mark-end text:name="ADDIN CSL_CITATION {&quot;citationItems&quot;: [{&quot;uris&quot;: [&quot;http://www.mendeley.com/documents/?uuid=c637957a-1988-410b-97a7-3f5aa6c43b2b&quot;], &quot;itemData&quot;: {&quot;DOI&quot;: &quot;10.1109/CVPR.2005.177&quot;, &quot;abstract&quot;: &quot;We study the question of feature sets for robust visual object recognition, adopting linear SVM based human detection as a test case. After reviewing existing edge and gradient based descriptors, we show experimentally that grids of Histograms of Oriented Gradient (HOG) descriptors significantly outperform existing feature sets for human detection. We study the influence of each stage of the computation on performance, concluding that fine-scale gradients, fine orientation binning, relatively coarse spatial binning, and high-quality local contrast normalization in overlapping descriptor blocks are all important for good results. The new approach gives near-perfect separation on the original MIT pedestrian database, so we introduce a more challenging dataset containing over 1800 annotated human images with a large range of pose variations and backgrounds.&quot;, &quot;ISBN&quot;: &quot;0-7695-2372-2&quot;, &quot;type&quot;: &quot;article-journal&quot;, &quot;PMID&quot;: &quot;9230594&quot;, &quot;container-title&quot;: &quot;CVPR '05: Proceedings of the 2005 IEEE Computer Society Conference on Computer Vision and Pattern Recognition (CVPR'05) - Volume 1&quot;, &quot;issued&quot;: {&quot;date-parts&quot;: [[&quot;2005&quot;]]}, &quot;page&quot;: &quot;886-893&quot;, &quot;title&quot;: &quot;Histograms of Oriented Gradients for Human Detection&quot;, &quot;author&quot;: [{&quot;dropping-particle&quot;: &quot;&quot;, &quot;given&quot;: &quot;Navneet&quot;, &quot;suffix&quot;: &quot;&quot;, &quot;non-dropping-particle&quot;: &quot;&quot;, &quot;parse-names&quot;: false, &quot;family&quot;: &quot;Dalal&quot;}, {&quot;dropping-particle&quot;: &quot;&quot;, &quot;given&quot;: &quot;Bill&quot;, &quot;suffix&quot;: &quot;&quot;, &quot;non-dropping-particle&quot;: &quot;&quot;, &quot;parse-names&quot;: false, &quot;family&quot;: &quot;Triggs&quot;}], &quot;id&quot;: &quot;ITEM-1&quot;, &quot;ISSN&quot;: &quot;1063-6919&quot;}, &quot;id&quot;: &quot;ITEM-1&quot;}], &quot;mendeley&quot;: {&quot;formattedCitation&quot;: &quot;[5]&quot;, &quot;previouslyFormattedCitation&quot;: &quot;[5]&quot;, &quot;plainTextFormattedCitation&quot;: &quot;[5]&quot;}, &quot;properties&quot;: {&quot;noteIndex&quot;: 0}, &quot;schema&quot;: &quot;https://github.com/citation-style-language/schema/raw/master/csl-citation.json&quot;} RNDAFrJAcKJcm"/><text:span text:style-name="T15">⁠ </text:span><text:span text:style-name="T16">The aquired data is then used as a feature vectors </text:span><text:span text:style-name="T17">in classification stage. </text:span><text:span text:style-name="T18">Dalal et.al. have discussed some other feature extraction methods for handwriting recognition such as:</text:span></text:p>
      <text:list xml:id="list7465214843735045578" text:style-name="L4">
        <text:list-item>
          <text:p text:style-name="P38"><text:span text:style-name="T18">H</text:span><text:span text:style-name="T8">orizontal and vertical histograms</text:span></text:p>
        </text:list-item>
        <text:list-item>
          <text:p text:style-name="P44">Topological features such as loops, end points, dots, and junctions.</text:p>
        </text:list-item>
        <text:list-item>
          <text:p text:style-name="P44">Parameters of polynominals <text:span text:style-name="T35">(curve fitting)</text:span><text:reference-mark-start text:name="ADDIN CSL_CITATION {&quot;citationItems&quot;: [{&quot;uris&quot;: [&quot;http://www.mendeley.com/documents/?uuid=5e8d859b-c582-4536-8571-0099d41be6e0&quot;], &quot;itemData&quot;: {&quot;type&quot;: &quot;article-journal&quot;, &quot;issued&quot;: {&quot;date-parts&quot;: [[&quot;0&quot;]]}, &quot;author&quot;: [{&quot;dropping-particle&quot;: &quot;&quot;, &quot;given&quot;: &quot;Ms Snehal&quot;, &quot;suffix&quot;: &quot;&quot;, &quot;non-dropping-particle&quot;: &quot;&quot;, &quot;parse-names&quot;: false, &quot;family&quot;: &quot;Dalal&quot;}], &quot;id&quot;: &quot;ITEM-1&quot;, &quot;title&quot;: &quot;A Survey for Feature Extraction Methods in Handwritten Script Identification&quot;}, &quot;id&quot;: &quot;ITEM-1&quot;}], &quot;mendeley&quot;: {&quot;formattedCitation&quot;: &quot;[6]&quot;, &quot;previouslyFormattedCitation&quot;: &quot;[6]&quot;, &quot;plainTextFormattedCitation&quot;: &quot;[6]&quot;}, &quot;properties&quot;: {&quot;noteIndex&quot;: 0}, &quot;schema&quot;: &quot;https://github.com/citation-style-language/schema/raw/master/csl-citation.json&quot;} RNDzCOJIb0d3t"/><text:span text:style-name="T35">[6]</text:span><text:reference-mark-end text:name="ADDIN CSL_CITATION {&quot;citationItems&quot;: [{&quot;uris&quot;: [&quot;http://www.mendeley.com/documents/?uuid=5e8d859b-c582-4536-8571-0099d41be6e0&quot;], &quot;itemData&quot;: {&quot;type&quot;: &quot;article-journal&quot;, &quot;issued&quot;: {&quot;date-parts&quot;: [[&quot;0&quot;]]}, &quot;author&quot;: [{&quot;dropping-particle&quot;: &quot;&quot;, &quot;given&quot;: &quot;Ms Snehal&quot;, &quot;suffix&quot;: &quot;&quot;, &quot;non-dropping-particle&quot;: &quot;&quot;, &quot;parse-names&quot;: false, &quot;family&quot;: &quot;Dalal&quot;}], &quot;id&quot;: &quot;ITEM-1&quot;, &quot;title&quot;: &quot;A Survey for Feature Extraction Methods in Handwritten Script Identification&quot;}, &quot;id&quot;: &quot;ITEM-1&quot;}], &quot;mendeley&quot;: {&quot;formattedCitation&quot;: &quot;[6]&quot;, &quot;previouslyFormattedCitation&quot;: &quot;[6]&quot;, &quot;plainTextFormattedCitation&quot;: &quot;[6]&quot;}, &quot;properties&quot;: {&quot;noteIndex&quot;: 0}, &quot;schema&quot;: &quot;https://github.com/citation-style-language/schema/raw/master/csl-citation.json&quot;} RNDzCOJIb0d3t"/>⁠</text:p>
        </text:list-item>
      </text:list>
      <text:p text:style-name="P19">The <text:span text:style-name="T79">focus of the research</text:span> is to compare several features and how they can be applied for handwriting recognition. This would include features mentioned above but also some other features which might not yet be applied for handwriting recognition purposes.</text:p>
      <text:h text:style-name="P3" text:outline-level="2"><text:bookmark-start text:name="__RefHeading___Toc651_982724508"/>Classification<text:bookmark-end text:name="__RefHeading___Toc651_982724508"/></text:h>
      <text:p text:style-name="P39"><text:span text:style-name="T15">L</text:span><text:span text:style-name="T8">astly in the recognition process is the classification phase. </text:span><text:span text:style-name="T19">Often during classification machine learning approaches are used. This includes for example following methods:</text:span></text:p>
      <text:list xml:id="list6088527031948904477" text:style-name="L5">
        <text:list-item>
          <text:p text:style-name="P5">Artificial neural networks</text:p>
        </text:list-item>
        <text:list-item>
          <text:p text:style-name="P4"><text:span text:style-name="T36">K-Nearest</text:span> Neighbor</text:p>
        </text:list-item>
        <text:list-item>
          <text:p text:style-name="P5">Hidden Markov model</text:p>
        </text:list-item>
        <text:list-item>
          <text:p text:style-name="P5">Support vector machine</text:p>
        </text:list-item>
        <text:list-item>
          <text:p text:style-name="P5">Recurrent neural networks</text:p>
        </text:list-item>
        <text:list-item>
          <text:p text:style-name="P5">Deep feedforward neural networks</text:p>
        </text:list-item>
        <text:list-item>
          <text:p text:style-name="P7"><text:soft-page-break/><text:span text:style-name="Default_20_Paragraph_20_Font"><text:span text:style-name="T37">Decision tree learning </text:span></text:span></text:p>
        </text:list-item>
        <text:list-item>
          <text:p text:style-name="P6"><text:span text:style-name="T19">Random </text:span><text:span text:style-name="T20">forests</text:span></text:p>
          <text:p text:style-name="P8"><text:span text:style-name="T8">Simple example for machine learning </text:span><text:span text:style-name="T21">is the </text:span><text:span text:style-name="T8">k-Nearest Neighbor algorithm. </text:span><text:span text:style-name="T21">The algorithm </text:span><text:span text:style-name="T8">searches for the closest match of test data in the feature space. The previous training data is distributed in the feature space and classified accordingly. Specified amount of the nearest neighbors of th</text:span><text:span text:style-name="T22">e new </text:span><text:span text:style-name="T8">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he feature space can be constructed from feature vectors aquired in the previous phase. In general all machine learning algorithms work better when there are more feature dimensions, </text:span><text:span text:style-name="T22">but this will result in a slower execution time.</text:span></text:p>
        </text:list-item>
      </text:list>
      <text:h text:style-name="P47" text:outline-level="1"/>
      <text:h text:style-name="P47" text:outline-level="1"><text:bookmark-start text:name="__RefHeading___Toc653_982724508"/>State of the art<text:bookmark-end text:name="__RefHeading___Toc653_982724508"/></text:h>
      <text:p text:style-name="P51">The subject of optical character recognition and handwriting recognition are widely researched subjects and well-functioning <text:span text:style-name="T74">as well as feature rich</text:span> software already exist. <text:span text:style-name="T74">Many of these softwares</text:span> utilize machine learning and neural networks to get satisfactory results especially <text:span text:style-name="T75">with</text:span> handwriting recognition. Many of the best <text:span text:style-name="T75">OCR</text:span> softwares are proprietary, thus making them unable for free research and analysis. Such software are for example Evernote which has an inbuilt OCR engine for searching text from pictures <text:reference-mark-start text:name="ADDIN CSL_CITATION {&quot;citationItems&quot;: [{&quot;uris&quot;: [&quot;http://www.mendeley.com/documents/?uuid=6fb70419-a09d-4172-87c2-699606199c24&quot;], &quot;itemData&quot;: {&quot;issued&quot;: {&quot;date-parts&quot;: [[&quot;0&quot;]]}, &quot;URL&quot;: &quot;https://blog.evernote.com/tech/2013/07/18/how-evernotes-image-recognition-works/&quot;, &quot;type&quot;: &quot;webpage&quot;, &quot;title&quot;: &quot;How Evernote\u2019s Image Recognition Works&quot;, &quot;author&quot;: [{&quot;dropping-particle&quot;: &quot;&quot;, &quot;given&quot;: &quot;Brett&quot;, &quot;suffix&quot;: &quot;&quot;, &quot;non-dropping-particle&quot;: &quot;&quot;, &quot;parse-names&quot;: false, &quot;family&quot;: &quot;Kelly&quot;}], &quot;id&quot;: &quot;ITEM-1&quot;}, &quot;id&quot;: &quot;ITEM-1&quot;}], &quot;mendeley&quot;: {&quot;formattedCitation&quot;: &quot;[7]&quot;, &quot;previouslyFormattedCitation&quot;: &quot;[7]&quot;, &quot;plainTextFormattedCitation&quot;: &quot;[7]&quot;}, &quot;properties&quot;: {&quot;noteIndex&quot;: 0}, &quot;schema&quot;: &quot;https://github.com/citation-style-language/schema/raw/master/csl-citation.json&quot;} RNDGcuh3btsKu"/><text:span text:style-name="T8">[7]</text:span><text:reference-mark-end text:name="ADDIN CSL_CITATION {&quot;citationItems&quot;: [{&quot;uris&quot;: [&quot;http://www.mendeley.com/documents/?uuid=6fb70419-a09d-4172-87c2-699606199c24&quot;], &quot;itemData&quot;: {&quot;issued&quot;: {&quot;date-parts&quot;: [[&quot;0&quot;]]}, &quot;URL&quot;: &quot;https://blog.evernote.com/tech/2013/07/18/how-evernotes-image-recognition-works/&quot;, &quot;type&quot;: &quot;webpage&quot;, &quot;title&quot;: &quot;How Evernote\u2019s Image Recognition Works&quot;, &quot;author&quot;: [{&quot;dropping-particle&quot;: &quot;&quot;, &quot;given&quot;: &quot;Brett&quot;, &quot;suffix&quot;: &quot;&quot;, &quot;non-dropping-particle&quot;: &quot;&quot;, &quot;parse-names&quot;: false, &quot;family&quot;: &quot;Kelly&quot;}], &quot;id&quot;: &quot;ITEM-1&quot;}, &quot;id&quot;: &quot;ITEM-1&quot;}], &quot;mendeley&quot;: {&quot;formattedCitation&quot;: &quot;[7]&quot;, &quot;previouslyFormattedCitation&quot;: &quot;[7]&quot;, &quot;plainTextFormattedCitation&quot;: &quot;[7]&quot;}, &quot;properties&quot;: {&quot;noteIndex&quot;: 0}, &quot;schema&quot;: &quot;https://github.com/citation-style-language/schema/raw/master/csl-citation.json&quot;} RNDGcuh3btsKu"/>⁠ <text:span text:style-name="T74">and </text:span>Abbyy <text:span text:style-name="T74">FineR</text:span>eader <text:span text:style-name="T74">software made especially for OCR</text:span><text:reference-mark-start text:name="ADDIN CSL_CITATION {&quot;citationItems&quot;: [{&quot;uris&quot;: [&quot;http://www.mendeley.com/documents/?uuid=cdf0561d-7cf2-44fc-aa6f-b5e1af110ec8&quot;], &quot;itemData&quot;: {&quot;type&quot;: &quot;article-journal&quot;, &quot;issued&quot;: {&quot;date-parts&quot;: [[&quot;0&quot;]]}, &quot;author&quot;: [{&quot;dropping-particle&quot;: &quot;&quot;, &quot;given&quot;: &quot;&quot;, &quot;suffix&quot;: &quot;&quot;, &quot;non-dropping-particle&quot;: &quot;&quot;, &quot;parse-names&quot;: false, &quot;family&quot;: &quot;ABBYY&quot;}], &quot;id&quot;: &quot;ITEM-1&quot;, &quot;title&quot;: &quot;ABBYY FineReader&quot;}, &quot;id&quot;: &quot;ITEM-1&quot;}], &quot;mendeley&quot;: {&quot;formattedCitation&quot;: &quot;[8]&quot;, &quot;previouslyFormattedCitation&quot;: &quot;[8]&quot;, &quot;plainTextFormattedCitation&quot;: &quot;[8]&quot;}, &quot;properties&quot;: {&quot;noteIndex&quot;: 0}, &quot;schema&quot;: &quot;https://github.com/citation-style-language/schema/raw/master/csl-citation.json&quot;} RND8eRqSPlFtd"/><text:span text:style-name="T30">[8]</text:span><text:reference-mark-end text:name="ADDIN CSL_CITATION {&quot;citationItems&quot;: [{&quot;uris&quot;: [&quot;http://www.mendeley.com/documents/?uuid=cdf0561d-7cf2-44fc-aa6f-b5e1af110ec8&quot;], &quot;itemData&quot;: {&quot;type&quot;: &quot;article-journal&quot;, &quot;issued&quot;: {&quot;date-parts&quot;: [[&quot;0&quot;]]}, &quot;author&quot;: [{&quot;dropping-particle&quot;: &quot;&quot;, &quot;given&quot;: &quot;&quot;, &quot;suffix&quot;: &quot;&quot;, &quot;non-dropping-particle&quot;: &quot;&quot;, &quot;parse-names&quot;: false, &quot;family&quot;: &quot;ABBYY&quot;}], &quot;id&quot;: &quot;ITEM-1&quot;, &quot;title&quot;: &quot;ABBYY FineReader&quot;}, &quot;id&quot;: &quot;ITEM-1&quot;}], &quot;mendeley&quot;: {&quot;formattedCitation&quot;: &quot;[8]&quot;, &quot;previouslyFormattedCitation&quot;: &quot;[8]&quot;, &quot;plainTextFormattedCitation&quot;: &quot;[8]&quot;}, &quot;properties&quot;: {&quot;noteIndex&quot;: 0}, &quot;schema&quot;: &quot;https://github.com/citation-style-language/schema/raw/master/csl-citation.json&quot;} RND8eRqSPlFtd"/>⁠. <text:span text:style-name="T75">Examples of open-source OCR software are previously mentioned Tesseract, OCRopus, Ocrad and CuneinForm. These pieces OCR software are not capable of handwriting recognition by default. Additionally, handwriting recognition algorithms developed by Jürgen Schmidhuber's research group at the Swiss AI Lab IDSIA have won several international handwriting competitions</text:span><text:reference-mark-start text:name="ADDIN CSL_CITATION {&quot;citationItems&quot;: [{&quot;uris&quot;: [&quot;http://www.mendeley.com/documents/?uuid=071cd606-dcd8-457e-8895-2425e04e9612&quot;], &quot;itemData&quot;: {&quot;issued&quot;: {&quot;date-parts&quot;: [[&quot;0&quot;]]}, &quot;URL&quot;: &quot;http://www.kurzweilai.net/how-bio-inspired-deep-learning-keeps-winning-competitions&quot;, &quot;type&quot;: &quot;webpage&quot;, &quot;title&quot;: &quot;How bio-inspired deep learning keeps winning competitions&quot;, &quot;author&quot;: [{&quot;dropping-particle&quot;: &quot;&quot;, &quot;given&quot;: &quot;Amara D.&quot;, &quot;suffix&quot;: &quot;&quot;, &quot;non-dropping-particle&quot;: &quot;&quot;, &quot;parse-names&quot;: false, &quot;family&quot;: &quot;Angelica&quot;}, {&quot;dropping-particle&quot;: &quot;&quot;, &quot;given&quot;: &quot;J\u00fcrgen&quot;, &quot;suffix&quot;: &quot;&quot;, &quot;non-dropping-particle&quot;: &quot;&quot;, &quot;parse-names&quot;: false, &quot;family&quot;: &quot;Schmidhuber&quot;}], &quot;id&quot;: &quot;ITEM-1&quot;}, &quot;id&quot;: &quot;ITEM-1&quot;}], &quot;mendeley&quot;: {&quot;formattedCitation&quot;: &quot;[9]&quot;, &quot;previouslyFormattedCitation&quot;: &quot;[9]&quot;, &quot;plainTextFormattedCitation&quot;: &quot;[9]&quot;}, &quot;properties&quot;: {&quot;noteIndex&quot;: 0}, &quot;schema&quot;: &quot;https://github.com/citation-style-language/schema/raw/master/csl-citation.json&quot;} RNDNu26g1QlI1"/><text:span text:style-name="T24">[9]</text:span><text:reference-mark-end text:name="ADDIN CSL_CITATION {&quot;citationItems&quot;: [{&quot;uris&quot;: [&quot;http://www.mendeley.com/documents/?uuid=071cd606-dcd8-457e-8895-2425e04e9612&quot;], &quot;itemData&quot;: {&quot;issued&quot;: {&quot;date-parts&quot;: [[&quot;0&quot;]]}, &quot;URL&quot;: &quot;http://www.kurzweilai.net/how-bio-inspired-deep-learning-keeps-winning-competitions&quot;, &quot;type&quot;: &quot;webpage&quot;, &quot;title&quot;: &quot;How bio-inspired deep learning keeps winning competitions&quot;, &quot;author&quot;: [{&quot;dropping-particle&quot;: &quot;&quot;, &quot;given&quot;: &quot;Amara D.&quot;, &quot;suffix&quot;: &quot;&quot;, &quot;non-dropping-particle&quot;: &quot;&quot;, &quot;parse-names&quot;: false, &quot;family&quot;: &quot;Angelica&quot;}, {&quot;dropping-particle&quot;: &quot;&quot;, &quot;given&quot;: &quot;J\u00fcrgen&quot;, &quot;suffix&quot;: &quot;&quot;, &quot;non-dropping-particle&quot;: &quot;&quot;, &quot;parse-names&quot;: false, &quot;family&quot;: &quot;Schmidhuber&quot;}], &quot;id&quot;: &quot;ITEM-1&quot;}, &quot;id&quot;: &quot;ITEM-1&quot;}], &quot;mendeley&quot;: {&quot;formattedCitation&quot;: &quot;[9]&quot;, &quot;previouslyFormattedCitation&quot;: &quot;[9]&quot;, &quot;plainTextFormattedCitation&quot;: &quot;[9]&quot;}, &quot;properties&quot;: {&quot;noteIndex&quot;: 0}, &quot;schema&quot;: &quot;https://github.com/citation-style-language/schema/raw/master/csl-citation.json&quot;} RNDNu26g1QlI1"/><text:span text:style-name="T76">. </text:span></text:p>
      <text:p text:style-name="P51"><text:span text:style-name="T46"><text:tab/></text:span><text:span text:style-name="T47">One of the most popular </text:span><text:span text:style-name="T48">open source</text:span><text:span text:style-name="T47"> OCR software is Tesseract. Tesseract can be trained to recognize many kinds of characters, including hand written characters. </text:span><text:span text:style-name="T49">Tesseract utilizes adaptive classifier in its recognition process.</text:span><text:reference-mark-start text:name="ADDIN CSL_CITATION {&quot;citationItems&quot;: [{&quot;uris&quot;: [&quot;http://www.mendeley.com/documents/?uuid=d1526324-68db-4ed6-a2aa-f9e802012ec1&quot;], &quot;itemData&quot;: {&quot;DOI&quot;: &quot;10.1109/ICDAR.2007.4376991&quot;, &quot;abstract&quot;: &quot;The Tesseract OCR engine, as was the HP Research Prototype in the UNLV Fourth Annual Test of OCR Accuracy, is described in a comprehensive overview. Emphasis is placed on aspects that are novel or at least unusual in an OCR engine, including in particular the line finding, features/classification methods, and the adaptive classifier.&quot;, &quot;ISBN&quot;: &quot;0769528228&quot;, &quot;type&quot;: &quot;article-journal&quot;, &quot;volume&quot;: &quot;2&quot;, &quot;container-title&quot;: &quot;Proceedings of the International Conference on Document Analysis and Recognition, ICDAR&quot;, &quot;issued&quot;: {&quot;date-parts&quot;: [[&quot;2007&quot;]]}, &quot;page&quot;: &quot;629-633&quot;, &quot;title&quot;: &quot;An overview of the tesseract OCR engine&quot;, &quot;author&quot;: [{&quot;dropping-particle&quot;: &quot;&quot;, &quot;given&quot;: &quot;Ray&quot;, &quot;suffix&quot;: &quot;&quot;, &quot;non-dropping-particle&quot;: &quot;&quot;, &quot;parse-names&quot;: false, &quot;family&quot;: &quot;Smith&quot;}], &quot;id&quot;: &quot;ITEM-1&quot;, &quot;ISSN&quot;: &quot;15205363&quot;}, &quot;id&quot;: &quot;ITEM-1&quot;}], &quot;mendeley&quot;: {&quot;formattedCitation&quot;: &quot;[10]&quot;, &quot;previouslyFormattedCitation&quot;: &quot;[10]&quot;, &quot;plainTextFormattedCitation&quot;: &quot;[10]&quot;}, &quot;properties&quot;: {&quot;noteIndex&quot;: 0}, &quot;schema&quot;: &quot;https://github.com/citation-style-language/schema/raw/master/csl-citation.json&quot;} RNDWtctsFLLdL"/><text:span text:style-name="T23">[10]</text:span><text:reference-mark-end text:name="ADDIN CSL_CITATION {&quot;citationItems&quot;: [{&quot;uris&quot;: [&quot;http://www.mendeley.com/documents/?uuid=d1526324-68db-4ed6-a2aa-f9e802012ec1&quot;], &quot;itemData&quot;: {&quot;DOI&quot;: &quot;10.1109/ICDAR.2007.4376991&quot;, &quot;abstract&quot;: &quot;The Tesseract OCR engine, as was the HP Research Prototype in the UNLV Fourth Annual Test of OCR Accuracy, is described in a comprehensive overview. Emphasis is placed on aspects that are novel or at least unusual in an OCR engine, including in particular the line finding, features/classification methods, and the adaptive classifier.&quot;, &quot;ISBN&quot;: &quot;0769528228&quot;, &quot;type&quot;: &quot;article-journal&quot;, &quot;volume&quot;: &quot;2&quot;, &quot;container-title&quot;: &quot;Proceedings of the International Conference on Document Analysis and Recognition, ICDAR&quot;, &quot;issued&quot;: {&quot;date-parts&quot;: [[&quot;2007&quot;]]}, &quot;page&quot;: &quot;629-633&quot;, &quot;title&quot;: &quot;An overview of the tesseract OCR engine&quot;, &quot;author&quot;: [{&quot;dropping-particle&quot;: &quot;&quot;, &quot;given&quot;: &quot;Ray&quot;, &quot;suffix&quot;: &quot;&quot;, &quot;non-dropping-particle&quot;: &quot;&quot;, &quot;parse-names&quot;: false, &quot;family&quot;: &quot;Smith&quot;}], &quot;id&quot;: &quot;ITEM-1&quot;, &quot;ISSN&quot;: &quot;15205363&quot;}, &quot;id&quot;: &quot;ITEM-1&quot;}], &quot;mendeley&quot;: {&quot;formattedCitation&quot;: &quot;[10]&quot;, &quot;previouslyFormattedCitation&quot;: &quot;[10]&quot;, &quot;plainTextFormattedCitation&quot;: &quot;[10]&quot;}, &quot;properties&quot;: {&quot;noteIndex&quot;: 0}, &quot;schema&quot;: &quot;https://github.com/citation-style-language/schema/raw/master/csl-citation.json&quot;} RNDWtctsFLLdL"/><text:span text:style-name="T49">⁠</text:span><text:span text:style-name="T47"> </text:span></text:p>
      <text:h text:style-name="P47" text:outline-level="1"/>
      <text:h text:style-name="P47" text:outline-level="1"><text:bookmark-start text:name="__RefHeading___Toc655_982724508"/>System design<text:bookmark-end text:name="__RefHeading___Toc655_982724508"/></text:h>
      <text:p text:style-name="P34">The proposed s<text:span text:style-name="T50">oftware </text:span>would <text:span text:style-name="T4">be an offline HWR system and </text:span>work with pictures taken from e.g. whiteboard or paper notes <text:span text:style-name="T4">p</text:span>rovid<text:span text:style-name="T4">ing</text:span> an easy way to digitize these notes. </text:p>
      <text:p text:style-name="P41"><text:soft-page-break/><text:tab/>As the subject of this research will be to study the different features that can be extracted for handwriting recognition purposes, it is important to get comparable data from these methods. <text:span text:style-name="T57">Additionally, the subject of preprocessing is researched as it is important for the image to be as simple and clear as possible for the feature extraction phase.</text:span> </text:p>
      <text:p text:style-name="P40"><text:tab/>For the classification stage, a simple k-Nearest Neighbor algorithm shall be used as the classification is not in the scope of this research. The primary focus of this research is to study the image processing aspects of the handwriting recognition process not the machine learning and artificial intelligence related subjects.</text:p>
      <text:p text:style-name="P45"><text:span text:style-name="T51"><text:tab/>In practice t</text:span>he software would receive an image file with hand written notes in it, <text:span text:style-name="T81">preprocess it, extract various different features, </text:span>run the <text:span text:style-name="T53">HWR</text:span> algorithm for <text:span text:style-name="T52">those features or the combinations of several features</text:span>, and <text:span text:style-name="T81">finally </text:span>extract the text <text:span text:style-name="T54">in an editeble form </text:span>as a text/document file. <text:span text:style-name="T51">T</text:span>he ability to correct incorrectly interpreted characters could be implemented as <text:span text:style-name="T51">an </text:span>additional feature in the software, <text:span text:style-name="T51">the data acquired by this manner could be used to enhance the accuracy of the classification. </text:span></text:p>
      <text:p text:style-name="P42"/>
      <text:h text:style-name="P49" text:outline-level="1"><text:bookmark-start text:name="__RefHeading___Toc1314_982724508"/><text:span text:style-name="T80">Test </text:span>Data<text:bookmark-end text:name="__RefHeading___Toc1314_982724508"/></text:h>
      <text:p text:style-name="P13"><text:span text:style-name="T58">For reliable and comparable test results it is important to choose the handwriting data carefully. The data must be same resolution and provide sufficient amount of variation between writing styles. The text can not be written by one person or one handwriting style because the used methods and alogrithms accompanied with arguments would only be reliable for aforementioned handwriting.</text:span></text:p>
      <text:p text:style-name="P20"><text:span text:style-name="T38"><text:tab/>The IAM Handwriting Database provides large database of English language documents with varying styles and texts </text:span><text:span text:style-name="T39">by </text:span><text:span text:style-name="T25">657 </text:span><text:span text:style-name="T26">different </text:span><text:span text:style-name="T25">writers totalling </text:span>1539 <text:span text:style-name="T61">pages of handwritten text. </text:span><text:reference-mark-start text:name="ADDIN CSL_CITATION {&quot;citationItems&quot;: [{&quot;uris&quot;: [&quot;http://www.mendeley.com/documents/?uuid=9542997c-22c6-4b45-ab79-1b6801b923ae&quot;], &quot;itemData&quot;: {&quot;issued&quot;: {&quot;date-parts&quot;: [[&quot;0&quot;]]}, &quot;URL&quot;: &quot;http://www.iam.unibe.ch/fki/databases/iam-handwriting-database&quot;, &quot;type&quot;: &quot;webpage&quot;, &quot;title&quot;: &quot;IAM Handwriting Database&quot;, &quot;author&quot;: [{&quot;dropping-particle&quot;: &quot;&quot;, &quot;given&quot;: &quot;University of Bern&quot;, &quot;suffix&quot;: &quot;&quot;, &quot;non-dropping-particle&quot;: &quot;&quot;, &quot;parse-names&quot;: false, &quot;family&quot;: &quot;\u00a9 FKI: Research Group on Computer Vision and Artificial Intelligence IAM&quot;}], &quot;id&quot;: &quot;ITEM-1&quot;}, &quot;id&quot;: &quot;ITEM-1&quot;}], &quot;mendeley&quot;: {&quot;formattedCitation&quot;: &quot;[11]&quot;, &quot;previouslyFormattedCitation&quot;: &quot;[11]&quot;, &quot;plainTextFormattedCitation&quot;: &quot;[11]&quot;}, &quot;properties&quot;: {&quot;noteIndex&quot;: 0}, &quot;schema&quot;: &quot;https://github.com/citation-style-language/schema/raw/master/csl-citation.json&quot;} RND93K0W4mjW2"/><text:span text:style-name="T27">[11]</text:span><text:reference-mark-end text:name="ADDIN CSL_CITATION {&quot;citationItems&quot;: [{&quot;uris&quot;: [&quot;http://www.mendeley.com/documents/?uuid=9542997c-22c6-4b45-ab79-1b6801b923ae&quot;], &quot;itemData&quot;: {&quot;issued&quot;: {&quot;date-parts&quot;: [[&quot;0&quot;]]}, &quot;URL&quot;: &quot;http://www.iam.unibe.ch/fki/databases/iam-handwriting-database&quot;, &quot;type&quot;: &quot;webpage&quot;, &quot;title&quot;: &quot;IAM Handwriting Database&quot;, &quot;author&quot;: [{&quot;dropping-particle&quot;: &quot;&quot;, &quot;given&quot;: &quot;University of Bern&quot;, &quot;suffix&quot;: &quot;&quot;, &quot;non-dropping-particle&quot;: &quot;&quot;, &quot;parse-names&quot;: false, &quot;family&quot;: &quot;\u00a9 FKI: Research Group on Computer Vision and Artificial Intelligence IAM&quot;}], &quot;id&quot;: &quot;ITEM-1&quot;}, &quot;id&quot;: &quot;ITEM-1&quot;}], &quot;mendeley&quot;: {&quot;formattedCitation&quot;: &quot;[11]&quot;, &quot;previouslyFormattedCitation&quot;: &quot;[11]&quot;, &quot;plainTextFormattedCitation&quot;: &quot;[11]&quot;}, &quot;properties&quot;: {&quot;noteIndex&quot;: 0}, &quot;schema&quot;: &quot;https://github.com/citation-style-language/schema/raw/master/csl-citation.json&quot;} RND93K0W4mjW2"/><text:span text:style-name="T38">⁠ The database also includes the actual text in machine written text for easy comparison with the HWR results.</text:span></text:p>
      <text:h text:style-name="P50" text:outline-level="1"><text:bookmark-start text:name="__RefHeading___Toc657_982724508"/><text:span text:style-name="T57">Software </text:span>Architecture<text:bookmark-end text:name="__RefHeading___Toc657_982724508"/></text:h>
      <text:p text:style-name="P11">The software will be implemented with <text:span text:style-name="T1">MATLAB</text:span> using <text:span text:style-name="T1">the Image Processing Toolbox for image acquisition and preprocessing as well as feature extraction.</text:span><text:reference-mark-start text:name="ADDIN CSL_CITATION {&quot;citationItems&quot;: [{&quot;uris&quot;: [&quot;http://www.mendeley.com/documents/?uuid=7c9639fc-0f78-4753-8450-d2d6e6611106&quot;], &quot;itemData&quot;: {&quot;issued&quot;: {&quot;date-parts&quot;: [[&quot;0&quot;]]}, &quot;URL&quot;: &quot;http://se.mathworks.com/products/image/&quot;, &quot;type&quot;: &quot;webpage&quot;, &quot;title&quot;: &quot;Image Processing Toolbox&quot;, &quot;author&quot;: [{&quot;dropping-particle&quot;: &quot;&quot;, &quot;given&quot;: &quot;Inc.&quot;, &quot;suffix&quot;: &quot;&quot;, &quot;non-dropping-particle&quot;: &quot;&quot;, &quot;parse-names&quot;: false, &quot;family&quot;: &quot;The MathWorks&quot;}], &quot;id&quot;: &quot;ITEM-1&quot;}, &quot;id&quot;: &quot;ITEM-1&quot;}], &quot;mendeley&quot;: {&quot;formattedCitation&quot;: &quot;[12]&quot;, &quot;previouslyFormattedCitation&quot;: &quot;[12]&quot;, &quot;plainTextFormattedCitation&quot;: &quot;[12]&quot;}, &quot;properties&quot;: {&quot;noteIndex&quot;: 0}, &quot;schema&quot;: &quot;https://github.com/citation-style-language/schema/raw/master/csl-citation.json&quot;} RNDeyeFDyIN4t"/><text:span text:style-name="T28">[12]</text:span><text:reference-mark-end text:name="ADDIN CSL_CITATION {&quot;citationItems&quot;: [{&quot;uris&quot;: [&quot;http://www.mendeley.com/documents/?uuid=7c9639fc-0f78-4753-8450-d2d6e6611106&quot;], &quot;itemData&quot;: {&quot;issued&quot;: {&quot;date-parts&quot;: [[&quot;0&quot;]]}, &quot;URL&quot;: &quot;http://se.mathworks.com/products/image/&quot;, &quot;type&quot;: &quot;webpage&quot;, &quot;title&quot;: &quot;Image Processing Toolbox&quot;, &quot;author&quot;: [{&quot;dropping-particle&quot;: &quot;&quot;, &quot;given&quot;: &quot;Inc.&quot;, &quot;suffix&quot;: &quot;&quot;, &quot;non-dropping-particle&quot;: &quot;&quot;, &quot;parse-names&quot;: false, &quot;family&quot;: &quot;The MathWorks&quot;}], &quot;id&quot;: &quot;ITEM-1&quot;}, &quot;id&quot;: &quot;ITEM-1&quot;}], &quot;mendeley&quot;: {&quot;formattedCitation&quot;: &quot;[12]&quot;, &quot;previouslyFormattedCitation&quot;: &quot;[12]&quot;, &quot;plainTextFormattedCitation&quot;: &quot;[12]&quot;}, &quot;properties&quot;: {&quot;noteIndex&quot;: 0}, &quot;schema&quot;: &quot;https://github.com/citation-style-language/schema/raw/master/csl-citation.json&quot;} RNDeyeFDyIN4t"/><text:span text:style-name="T1">⁠</text:span> <text:span text:style-name="T2">The handwriting recognition will be implemented using neural network approach. More specifically the k-Nearest Neighbor method. This <text:s/>can be easily implemented using MATLABs Statistics and Machine LearningToolbox.</text:span><text:reference-mark-start text:name="ADDIN CSL_CITATION {&quot;citationItems&quot;: [{&quot;uris&quot;: [&quot;http://www.mendeley.com/documents/?uuid=30b7cc10-231f-4c7f-99ad-d7e69d4c23e9&quot;], &quot;itemData&quot;: {&quot;issued&quot;: {&quot;date-parts&quot;: [[&quot;0&quot;]]}, &quot;URL&quot;: &quot;http://se.mathworks.com/products/statistics/&quot;, &quot;type&quot;: &quot;webpage&quot;, &quot;title&quot;: &quot;Statistics and Machine Learning Toolbox&quot;, &quot;author&quot;: [{&quot;dropping-particle&quot;: &quot;&quot;, &quot;given&quot;: &quot;Inc.&quot;, &quot;suffix&quot;: &quot;&quot;, &quot;non-dropping-particle&quot;: &quot;&quot;, &quot;parse-names&quot;: false, &quot;family&quot;: &quot;The MathWorks&quot;}], &quot;id&quot;: &quot;ITEM-1&quot;}, &quot;id&quot;: &quot;ITEM-1&quot;}], &quot;mendeley&quot;: {&quot;formattedCitation&quot;: &quot;[13]&quot;, &quot;plainTextFormattedCitation&quot;: &quot;[13]&quot;}, &quot;properties&quot;: {&quot;noteIndex&quot;: 0}, &quot;schema&quot;: &quot;https://github.com/citation-style-language/schema/raw/master/csl-citation.json&quot;} RNDQitI2jlwZX"/><text:span text:style-name="T29">[13]</text:span><text:reference-mark-end text:name="ADDIN CSL_CITATION {&quot;citationItems&quot;: [{&quot;uris&quot;: [&quot;http://www.mendeley.com/documents/?uuid=30b7cc10-231f-4c7f-99ad-d7e69d4c23e9&quot;], &quot;itemData&quot;: {&quot;issued&quot;: {&quot;date-parts&quot;: [[&quot;0&quot;]]}, &quot;URL&quot;: &quot;http://se.mathworks.com/products/statistics/&quot;, &quot;type&quot;: &quot;webpage&quot;, &quot;title&quot;: &quot;Statistics and Machine Learning Toolbox&quot;, &quot;author&quot;: [{&quot;dropping-particle&quot;: &quot;&quot;, &quot;given&quot;: &quot;Inc.&quot;, &quot;suffix&quot;: &quot;&quot;, &quot;non-dropping-particle&quot;: &quot;&quot;, &quot;parse-names&quot;: false, &quot;family&quot;: &quot;The MathWorks&quot;}], &quot;id&quot;: &quot;ITEM-1&quot;}, &quot;id&quot;: &quot;ITEM-1&quot;}], &quot;mendeley&quot;: {&quot;formattedCitation&quot;: &quot;[13]&quot;, &quot;plainTextFormattedCitation&quot;: &quot;[13]&quot;}, &quot;properties&quot;: {&quot;noteIndex&quot;: 0}, &quot;schema&quot;: &quot;https://github.com/citation-style-language/schema/raw/master/csl-citation.json&quot;} RNDQitI2jlwZX"/><text:span text:style-name="T29"> </text:span><text:span text:style-name="T31">The MATLABs inbuilt functions and libraries also provides methods for graphical user interface implementation. </text:span></text:p>
      <text:p text:style-name="P28"/>
      <text:h text:style-name="P48" text:outline-level="1"><text:bookmark-start text:name="__RefHeading___Toc1316_982724508"/>Implementation<text:bookmark-end text:name="__RefHeading___Toc1316_982724508"/></text:h>
      <text:p text:style-name="P15">The <text:span text:style-name="T73">following chapter describes in detail the used method and MATLAB functions used during implementation. </text:span></text:p>
      <text:h text:style-name="P1" text:outline-level="2"><text:bookmark-start text:name="__RefHeading___Toc1318_982724508"/>Preprocessing<text:bookmark-end text:name="__RefHeading___Toc1318_982724508"/></text:h>
      <text:list xml:id="list5634045807530258316" text:style-name="L8">
        <text:list-item>
          <text:p text:style-name="P21"><text:span text:style-name="T63">Image acquisition.</text:span> <text:span text:style-name="T64">Accepts jpg, png and gif images to name a few.</text:span></text:p>
        </text:list-item>
        <text:list-item>
          <text:p text:style-name="P22"><text:span text:style-name="T63">Image conversion to rgb.</text:span> <text:span text:style-name="T65">Matlab function </text:span><text:span text:style-name="T66">rgb2gray(I)</text:span><text:span text:style-name="T65"> eliminates hue and saturation information and keeps lumination.</text:span></text:p>
        </text:list-item>
        <text:list-item>
          <text:p text:style-name="P22"><text:span text:style-name="T63">Conversion to grayscale.</text:span> </text:p>
        </text:list-item>
        <text:list-item>
          <text:p text:style-name="P22"><text:span text:style-name="T63">Noise removal. </text:span><text:span text:style-name="T68">This is done with n x m adaptive wiener filter. </text:span></text:p>
          <text:p text:style-name="P23">For this purpose 3x3 filter was chosen. For small filter size less blur occurs.</text:p>
        </text:list-item>
        <text:list-item>
          <text:p text:style-name="P22"><text:span text:style-name="T63">Histogram equalization. </text:span><text:span text:style-name="T69">May not be necessary. Can often result in worse binarization when irrelevant objects are enhanced. For example if the text is on squared paper the grid is enhanced making it visible after binarization.</text:span></text:p>
        </text:list-item>
        <text:list-item>
          <text:p text:style-name="P22"><text:span text:style-name="T63">Binarization.</text:span> <text:span text:style-name="T69">Sauvola algorithm is used as it is one of the most popular binarization methods and it has been developed specifically for document image binarization. The algorighm is enhanced version of Nilback algorithm.</text:span></text:p>
          <text:p text:style-name="P17"><text:span text:style-name="T78">sauvola</text:span>(I, [M, N]<text:span text:style-name="T78">, threshold</text:span>, padding) </text:p>
          <text:p text:style-name="P24">I = image</text:p>
          <text:p text:style-name="P24">[M, N] = MxN neighbourhood <text:span text:style-name="T70">used to determine the adaptive threshold for that area.</text:span></text:p>
          <text:p text:style-name="P24"><text:span text:style-name="T77">Threshold</text:span> <text:span text:style-name="T71">(k) = user defined parameter. Used in the Nilback binarization algorithm to define how the algorithm handles noise. Smaller values remove more noise but result in more fractioned results. Chosen value k=0.2 gives good results for this purpose.</text:span></text:p>
          <text:p text:style-name="P25"><text:span text:style-name="T77">Padding</text:span> = the method to handle border pixels. Default mode is 'replicate' which replicates the border pixels.</text:p>
        </text:list-item>
        <text:list-item>
          <text:p text:style-name="P22"><text:span text:style-name="T63">Morphological opening.</text:span> <text:span text:style-name="T72">This is used to remove objects which are outside of given threshold values. Helps to remove noise that couldn't be removed previously and to remove </text:span><text:soft-page-break/><text:span text:style-name="T72">irrelevant big objects such as drawings.</text:span></text:p>
        </text:list-item>
        <text:list-item>
          <text:p text:style-name="P18"><text:span text:style-name="T41">Potential Character </text:span><text:span text:style-name="T40">Segmentation. </text:span><text:span text:style-name="T42">To extract the objects the </text:span><text:span text:style-name="T44">following </text:span><text:span text:style-name="T42">function is used. </text:span></text:p>
          <text:p text:style-name="P12"><text:span text:style-name="T67">bwboundaries(</text:span><text:span text:style-name="Source_20_Text"><text:span text:style-name="T45">BW, conn, options</text:span></text:span><text:span text:style-name="T67">) </text:span></text:p>
          <text:p text:style-name="P18"><text:span text:style-name="T42">Where BW = binary image, conn=connectivity 4 or 8 connectivity with neighbor pixels, options = option to choose modes 'holes' or 'noholes'. This defines whether the holes are included. For the purpose of handwriting recognition the </text:span><text:span text:style-name="T43">arguments are as follows: 8-connectivity with 'holes' mode selected. The holes </text:span><text:span text:style-name="T42">must be included as many character</text:span><text:span text:style-name="T44">s</text:span><text:span text:style-name="T42"> have holes in them e.g. the letter 'O'. <text:s/></text:span></text:p>
        </text:list-item>
      </text:list>
      <text:p text:style-name="P26"/>
      <text:p text:style-name="P30">For preprocessing it is important to adjust the image so that it is suitable for handwriting recognition. For this purpose the image file should be binarized as well as possible. Prior the binarization noise should be removed <text:span text:style-name="T62">and the image should be in grayscale. </text:span>This implementation removes noise with <text:span text:style-name="T62">3</text:span>x<text:span text:style-name="T62">3 </text:span>adaptive wiener filter. </text:p>
      <text:p text:style-name="P30"><text:span text:style-name="T62"><text:tab/>The subject histogram equalization is problematic for text document quality enhancement. On the other hand it can improve the binarization result while the contrast is't sufficient for reliable binarization but it can also make it worse if the contrast is sufficient in the beginning. In this case irrelevant objects such as paper texture may appear darker making the latter processing more difficult. At this point the histogram equalization is not included as a part of the system as adaptive binarization methods give good results even with varying contrasts.</text:span></text:p>
      <text:p text:style-name="P30"/>
      <text:p text:style-name="P14"><text:span text:style-name="T59">The image might have other elements that are irrelevant to text recognition such as pictures or drawings so th</text:span><text:span text:style-name="T62">ese elements</text:span><text:span text:style-name="T59"> should be </text:span><text:span text:style-name="T62">ignored.</text:span><text:span text:style-name="T59"> For this purpose the image is analyzed and the blobs having area smaller or bigger than selected threshold values should </text:span><text:span text:style-name="T62">not be included in the segmentation process.</text:span><text:span text:style-name="T59"> This also helps to remove some noise that the previous filter couldn't remove. The threshold values should be chosen carefully as they highly depend on the image resolution and text size. </text:span><text:span text:style-name="T62">If incorrect values are chosen relevant text may not be analyzed or irrelevant objects may be included. For testing purposes his can be solved by using constant resolution images.</text:span></text:p>
      <text:p text:style-name="P29"/>
      <text:section text:style-name="Sect1" text:name="ADDIN Mendeley Bibliography CSL_BIBLIOGRAPHY  RNDUDBCljue6m">
        <text:p text:style-name="P10">[1]<text:tab/>M. Cheriet, N. Kharma, C. Liu, and C. Suen, <text:span text:style-name="T60">Character recognition systems: a guide for students and practitioners</text:span>. 2007.</text:p>
        <text:p text:style-name="P10">[2]<text:tab/>A. W. and E. W. R. Fisher, S. Perkins, “Morphology - Opening,” 2003. [Online]. Available: http://homepages.inf.ed.ac.uk/rbf/HIPR2/open.htm.</text:p>
        <text:p text:style-name="P10">[3]<text:tab/>H. Pesch, M. Hamdani, J. Forster, and H. Ney, “Analysis of Preprocessing Techniques for Latin Handwriting Recognition,” <text:span text:style-name="T60">2012 Int. Conf. Front. Handwrit. Recognit.</text:span>, pp. 280–284, 2012.</text:p>
        <text:p text:style-name="P10">[4]<text:tab/>F. Shafait, D. Keysers, and T. M. Breuel, “Performance evaluation and benchmarking of six page segmentation algorithms,” <text:span text:style-name="T60">IEEE Tans. Pattern Anal. Mach. Intell.</text:span>, vol. 30, no. 6, pp. 941–954, 2008.</text:p>
        <text:p text:style-name="P10">[5]<text:tab/>N. Dalal and B. Triggs, “Histograms of Oriented Gradients for Human Detection,” <text:span text:style-name="T60">CVPR ’05 Proc. 2005 IEEE Comput. Soc. Conf. Comput. Vis. Pattern Recognit. - Vol. 1</text:span>, pp. 886–893, 2005.</text:p>
        <text:p text:style-name="P10">[6]<text:tab/>M. S. Dalal, “A Survey for Feature Extraction Methods in Handwritten Script Identification.”</text:p>
        <text:p text:style-name="P10">[7]<text:tab/>B. Kelly, “How Evernote’s Image Recognition Works.” [Online]. Available: https://blog.evernote.com/tech/2013/07/18/how-evernotes-image-recognition-works/.</text:p>
        <text:p text:style-name="P10">[8]<text:tab/>ABBYY, “ABBYY FineReader.”</text:p>
        <text:p text:style-name="P10">[9]<text:tab/>A. D. Angelica and J. Schmidhuber, “How bio-inspired deep learning keeps winning competitions.” [Online]. Available: http://www.kurzweilai.net/how-bio-inspired-deep-learning-keeps-winning-competitions.</text:p>
        <text:p text:style-name="P10">[10]<text:tab/>R. Smith, “An overview of the tesseract OCR engine,” <text:span text:style-name="T60">Proc. Int. Conf. Doc. Anal. Recognition, ICDAR</text:span>, vol. 2, pp. 629–633, 2007.</text:p>
        <text:p text:style-name="P10">[11]<text:tab/>U. of B. © FKI: Research Group on Computer Vision and Artificial Intelligence IAM, “IAM Handwriting Database.” [Online]. Available: http://www.iam.unibe.ch/fki/databases/iam-handwriting-database.</text:p>
        <text:p text:style-name="P10">[12]<text:tab/>I. The MathWorks, “Image Processing Toolbox.” [Online]. Available: http://se.mathworks.com/products/image/.</text:p>
        <text:p text:style-name="P9">[13]<text:tab/>I. The MathWorks, “Statistics and Machine Learning Toolbox.” [Online]. Available: <text:soft-page-break/>http://se.mathworks.com/products/statisti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1" svg:font-family="'Noto Sans CJK JP Regular'" style:font-family-generic="modern" style:font-pitch="fixed"/>
    <style:font-face style:name="DejaVu Sans Condensed1" svg:font-family="'DejaVu Sans Condensed'"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ans Condensed" fo:font-size="11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fo:font-size="12pt"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Condensed" fo:font-family="'DejaVu Sans Condensed'" style:font-family-generic="swiss" fo:font-size="12pt"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Cousine" fo:font-family="Cousine" style:font-family-generic="modern" style:font-pitch="fixed" style:font-name-asian="Noto Sans CJK JP Regular1" style:font-family-asian="'Noto Sans CJK JP Regular'" style:font-family-generic-asian="modern" style:font-pitch-asian="fixed" style:font-name-complex="Cousine" style:font-family-complex="Cousine"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14:48:54.605322329</meta:creation-date>
    <dc:date>2015-12-15T16:17:45.076468771</dc:date>
    <meta:editing-duration>PT39M49S</meta:editing-duration>
    <meta:editing-cycles>11</meta:editing-cycles>
    <meta:generator>LibreOffice/5.0.3.2$Linux_X86_64 LibreOffice_project/00m0$Build-2</meta:generator>
    <meta:document-statistic meta:table-count="0" meta:image-count="0" meta:object-count="0" meta:page-count="11" meta:paragraph-count="93" meta:word-count="2249" meta:character-count="15068" meta:non-whitespace-character-count="12916"/>
    <meta:user-defined meta:name="Mendeley Citation Style_1">http://www.zotero.org/styles/ieee</meta:user-defined>
    <meta:user-defined meta:name="Mendeley Document_1">True</meta:user-defined>
    <meta:user-defined meta:name="Mendeley User Name_1">perttu.pitka@gmail.com@www.mendeley.com</meta:user-defined>
  </office:meta>
</office:document-meta>
</file>